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 table:print="false">
        <table:table-column table:style-name="co1" table:number-columns-repeated="7" table:default-cell-style-name="ce3"/>
        <table:table-row table:style-name="ro1">
          <table:table-cell table:style-name="ce1" office:value-type="string" table:number-columns-spanned="7" table:number-rows-spanned="1">
            <text:p>QUOTAZIONI FANTAGAZZETTA 2014/2015</text:p>
          </table:table-cell>
          <table:covered-table-cell table:number-columns-repeated="6" table:style-name="Default"/>
        </table:table-row>
        <table:table-row table:style-name="ro1">
          <table:table-cell table:style-name="ce2" office:value-type="string" table:number-columns-spanned="7" table:number-rows-spanned="1">
            <text:p><text:a xlink:href="http://www.fantagazzetta.com/">Solo su WWW.FANTAGAZZETTA.COMi voti alle prime luci dell'alba</text:a></text:p>
          </table:table-cell>
          <table:covered-table-cell table:number-columns-repeated="6" table:style-name="Default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Ruolo</text:p>
          </table:table-cell>
          <table:table-cell table:style-name="ce4" office:value-type="string">
            <text:p>Calciatore</text:p>
          </table:table-cell>
          <table:table-cell table:style-name="ce4" office:value-type="string">
            <text:p>Squadra</text:p>
          </table:table-cell>
          <table:table-cell table:style-name="ce4" office:value-type="string">
            <text:p>Costo</text:p>
          </table:table-cell>
          <table:table-cell table:style-name="ce4" office:value-type="string">
            <text:p>Costo Iniziale</text:p>
          </table:table-cell>
          <table:table-cell table:style-name="ce4" office:value-type="string">
            <text:p>Diff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A</text:p>
          </table:table-cell>
          <table:table-cell office:value-type="string">
            <text:p>TEVEZ</text:p>
          </table:table-cell>
          <table:table-cell office:value-type="string">
            <text:p>JUVENTUS</text:p>
          </table:table-cell>
          <table:table-cell table:number-columns-repeated="2" office:value-type="string">
            <text:p>36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A</text:p>
          </table:table-cell>
          <table:table-cell office:value-type="string">
            <text:p>HIGUAIN</text:p>
          </table:table-cell>
          <table:table-cell office:value-type="string">
            <text:p>NAPOLI</text:p>
          </table:table-cell>
          <table:table-cell table:number-columns-repeated="2" office:value-type="string">
            <text:p>36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A</text:p>
          </table:table-cell>
          <table:table-cell office:value-type="string">
            <text:p>ROSSI</text:p>
          </table:table-cell>
          <table:table-cell office:value-type="string">
            <text:p>FIORENTINA</text:p>
          </table:table-cell>
          <table:table-cell table:number-columns-repeated="2" office:value-type="string">
            <text:p>35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A</text:p>
          </table:table-cell>
          <table:table-cell office:value-type="string">
            <text:p>LLORENTE</text:p>
          </table:table-cell>
          <table:table-cell office:value-type="string">
            <text:p>JUVENTUS</text:p>
          </table:table-cell>
          <table:table-cell table:number-columns-repeated="2" office:value-type="string">
            <text:p>33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A</text:p>
          </table:table-cell>
          <table:table-cell office:value-type="string">
            <text:p>GOMEZ M.</text:p>
          </table:table-cell>
          <table:table-cell office:value-type="string">
            <text:p>FIORENTINA</text:p>
          </table:table-cell>
          <table:table-cell table:number-columns-repeated="2" office:value-type="string">
            <text:p>32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A</text:p>
          </table:table-cell>
          <table:table-cell office:value-type="string">
            <text:p>TONI</text:p>
          </table:table-cell>
          <table:table-cell office:value-type="string">
            <text:p>VERONA</text:p>
          </table:table-cell>
          <table:table-cell table:number-columns-repeated="2" office:value-type="string">
            <text:p>30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A</text:p>
          </table:table-cell>
          <table:table-cell office:value-type="string">
            <text:p>PALACIO</text:p>
          </table:table-cell>
          <table:table-cell office:value-type="string">
            <text:p>INTER</text:p>
          </table:table-cell>
          <table:table-cell table:number-columns-repeated="2" office:value-type="string">
            <text:p>30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A</text:p>
          </table:table-cell>
          <table:table-cell office:value-type="string">
            <text:p>BALOTELLI</text:p>
          </table:table-cell>
          <table:table-cell office:value-type="string">
            <text:p>MILAN</text:p>
          </table:table-cell>
          <table:table-cell table:number-columns-repeated="2" office:value-type="string">
            <text:p>29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A</text:p>
          </table:table-cell>
          <table:table-cell office:value-type="string">
            <text:p>DESTRO</text:p>
          </table:table-cell>
          <table:table-cell office:value-type="string">
            <text:p>ROMA</text:p>
          </table:table-cell>
          <table:table-cell table:number-columns-repeated="2" office:value-type="string">
            <text:p>29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A</text:p>
          </table:table-cell>
          <table:table-cell office:value-type="string">
            <text:p>DI NATALE</text:p>
          </table:table-cell>
          <table:table-cell office:value-type="string">
            <text:p>UDINESE</text:p>
          </table:table-cell>
          <table:table-cell table:number-columns-repeated="2" office:value-type="string">
            <text:p>29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A</text:p>
          </table:table-cell>
          <table:table-cell office:value-type="string">
            <text:p>CERCI</text:p>
          </table:table-cell>
          <table:table-cell office:value-type="string">
            <text:p>TORINO</text:p>
          </table:table-cell>
          <table:table-cell table:number-columns-repeated="2" office:value-type="string">
            <text:p>28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A</text:p>
          </table:table-cell>
          <table:table-cell office:value-type="string">
            <text:p>ICARDI</text:p>
          </table:table-cell>
          <table:table-cell office:value-type="string">
            <text:p>INTER</text:p>
          </table:table-cell>
          <table:table-cell table:number-columns-repeated="2" office:value-type="string">
            <text:p>27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C</text:p>
          </table:table-cell>
          <table:table-cell office:value-type="string">
            <text:p>CALLEJON</text:p>
          </table:table-cell>
          <table:table-cell office:value-type="string">
            <text:p>NAPOLI</text:p>
          </table:table-cell>
          <table:table-cell table:number-columns-repeated="2" office:value-type="string">
            <text:p>27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A</text:p>
          </table:table-cell>
          <table:table-cell office:value-type="string">
            <text:p>BERARDI</text:p>
          </table:table-cell>
          <table:table-cell office:value-type="string">
            <text:p>SASSUOLO</text:p>
          </table:table-cell>
          <table:table-cell table:number-columns-repeated="2" office:value-type="string">
            <text:p>26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A</text:p>
          </table:table-cell>
          <table:table-cell office:value-type="string">
            <text:p>TOTTI</text:p>
          </table:table-cell>
          <table:table-cell office:value-type="string">
            <text:p>ROMA</text:p>
          </table:table-cell>
          <table:table-cell table:number-columns-repeated="2" office:value-type="string">
            <text:p>26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A</text:p>
          </table:table-cell>
          <table:table-cell office:value-type="string">
            <text:p>QUAGLIARELLA</text:p>
          </table:table-cell>
          <table:table-cell office:value-type="string">
            <text:p>TORINO</text:p>
          </table:table-cell>
          <table:table-cell table:number-columns-repeated="2" office:value-type="string">
            <text:p>26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</text:p>
          </table:table-cell>
          <table:table-cell office:value-type="string">
            <text:p>DENIS</text:p>
          </table:table-cell>
          <table:table-cell office:value-type="string">
            <text:p>ATALANTA</text:p>
          </table:table-cell>
          <table:table-cell table:number-columns-repeated="2" office:value-type="string">
            <text:p>26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A</text:p>
          </table:table-cell>
          <table:table-cell office:value-type="string">
            <text:p>EDER</text:p>
          </table:table-cell>
          <table:table-cell office:value-type="string">
            <text:p>SAMPDORIA</text:p>
          </table:table-cell>
          <table:table-cell table:number-columns-repeated="2" office:value-type="string">
            <text:p>25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A</text:p>
          </table:table-cell>
          <table:table-cell office:value-type="string">
            <text:p>ITURBE</text:p>
          </table:table-cell>
          <table:table-cell office:value-type="string">
            <text:p>ROMA</text:p>
          </table:table-cell>
          <table:table-cell table:number-columns-repeated="2" office:value-type="string">
            <text:p>25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A</text:p>
          </table:table-cell>
          <table:table-cell office:value-type="string">
            <text:p>PALOSCHI</text:p>
          </table:table-cell>
          <table:table-cell office:value-type="string">
            <text:p>CHIEVO</text:p>
          </table:table-cell>
          <table:table-cell table:number-columns-repeated="2" office:value-type="string">
            <text:p>25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</text:p>
          </table:table-cell>
          <table:table-cell office:value-type="string">
            <text:p>SAU</text:p>
          </table:table-cell>
          <table:table-cell office:value-type="string">
            <text:p>CAGLIARI</text:p>
          </table:table-cell>
          <table:table-cell table:number-columns-repeated="2" office:value-type="string">
            <text:p>25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A</text:p>
          </table:table-cell>
          <table:table-cell office:value-type="string">
            <text:p>KLOSE</text:p>
          </table:table-cell>
          <table:table-cell office:value-type="string">
            <text:p>LAZIO</text:p>
          </table:table-cell>
          <table:table-cell table:number-columns-repeated="2" office:value-type="string">
            <text:p>25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C</text:p>
          </table:table-cell>
          <table:table-cell office:value-type="string">
            <text:p>CANDREVA</text:p>
          </table:table-cell>
          <table:table-cell office:value-type="string">
            <text:p>LAZIO</text:p>
          </table:table-cell>
          <table:table-cell table:number-columns-repeated="2" office:value-type="string">
            <text:p>24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A</text:p>
          </table:table-cell>
          <table:table-cell office:value-type="string">
            <text:p>HERNANDEZ</text:p>
          </table:table-cell>
          <table:table-cell office:value-type="string">
            <text:p>PALERMO</text:p>
          </table:table-cell>
          <table:table-cell table:number-columns-repeated="2" office:value-type="string">
            <text:p>24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A</text:p>
          </table:table-cell>
          <table:table-cell office:value-type="string">
            <text:p>EL SHAARAWY</text:p>
          </table:table-cell>
          <table:table-cell office:value-type="string">
            <text:p>MILAN</text:p>
          </table:table-cell>
          <table:table-cell table:number-columns-repeated="2" office:value-type="string">
            <text:p>24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A</text:p>
          </table:table-cell>
          <table:table-cell office:value-type="string">
            <text:p>GERVINHO</text:p>
          </table:table-cell>
          <table:table-cell office:value-type="string">
            <text:p>ROMA</text:p>
          </table:table-cell>
          <table:table-cell table:number-columns-repeated="2" office:value-type="string">
            <text:p>24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A</text:p>
          </table:table-cell>
          <table:table-cell office:value-type="string">
            <text:p>CASSANO</text:p>
          </table:table-cell>
          <table:table-cell office:value-type="string">
            <text:p>PARMA</text:p>
          </table:table-cell>
          <table:table-cell table:number-columns-repeated="2" office:value-type="string">
            <text:p>24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C</text:p>
          </table:table-cell>
          <table:table-cell office:value-type="string">
            <text:p>VIDAL</text:p>
          </table:table-cell>
          <table:table-cell office:value-type="string">
            <text:p>JUVENTUS</text:p>
          </table:table-cell>
          <table:table-cell table:number-columns-repeated="2" office:value-type="string">
            <text:p>24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C</text:p>
          </table:table-cell>
          <table:table-cell office:value-type="string">
            <text:p>POGBA</text:p>
          </table:table-cell>
          <table:table-cell office:value-type="string">
            <text:p>JUVENTUS</text:p>
          </table:table-cell>
          <table:table-cell table:number-columns-repeated="2" office:value-type="string">
            <text:p>23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C</text:p>
          </table:table-cell>
          <table:table-cell office:value-type="string">
            <text:p>CUADRADO</text:p>
          </table:table-cell>
          <table:table-cell office:value-type="string">
            <text:p>FIORENTINA</text:p>
          </table:table-cell>
          <table:table-cell table:number-columns-repeated="2" office:value-type="string">
            <text:p>23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C</text:p>
          </table:table-cell>
          <table:table-cell office:value-type="string">
            <text:p>MERTENS</text:p>
          </table:table-cell>
          <table:table-cell office:value-type="string">
            <text:p>NAPOLI</text:p>
          </table:table-cell>
          <table:table-cell table:number-columns-repeated="2" office:value-type="string">
            <text:p>23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A</text:p>
          </table:table-cell>
          <table:table-cell office:value-type="string">
            <text:p>GABBIADINI</text:p>
          </table:table-cell>
          <table:table-cell office:value-type="string">
            <text:p>SAMPDORIA</text:p>
          </table:table-cell>
          <table:table-cell table:number-columns-repeated="2" office:value-type="string">
            <text:p>23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A</text:p>
          </table:table-cell>
          <table:table-cell office:value-type="string">
            <text:p>MATRI</text:p>
          </table:table-cell>
          <table:table-cell office:value-type="string">
            <text:p>GENOA</text:p>
          </table:table-cell>
          <table:table-cell table:number-columns-repeated="2" office:value-type="string">
            <text:p>23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</text:p>
          </table:table-cell>
          <table:table-cell office:value-type="string">
            <text:p>IBARBO</text:p>
          </table:table-cell>
          <table:table-cell office:value-type="string">
            <text:p>CAGLIARI</text:p>
          </table:table-cell>
          <table:table-cell table:number-columns-repeated="2" office:value-type="string">
            <text:p>22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A</text:p>
          </table:table-cell>
          <table:table-cell office:value-type="string">
            <text:p>ZAZA</text:p>
          </table:table-cell>
          <table:table-cell office:value-type="string">
            <text:p>SASSUOLO</text:p>
          </table:table-cell>
          <table:table-cell table:number-columns-repeated="2" office:value-type="string">
            <text:p>22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C</text:p>
          </table:table-cell>
          <table:table-cell office:value-type="string">
            <text:p>HAMSIK</text:p>
          </table:table-cell>
          <table:table-cell office:value-type="string">
            <text:p>NAPOLI</text:p>
          </table:table-cell>
          <table:table-cell table:number-columns-repeated="2" office:value-type="string">
            <text:p>22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A</text:p>
          </table:table-cell>
          <table:table-cell office:value-type="string">
            <text:p>BERGESSIO</text:p>
          </table:table-cell>
          <table:table-cell office:value-type="string">
            <text:p>SAMPDORIA</text:p>
          </table:table-cell>
          <table:table-cell table:number-columns-repeated="2" office:value-type="string">
            <text:p>22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A</text:p>
          </table:table-cell>
          <table:table-cell office:value-type="string">
            <text:p>KEITA B.</text:p>
          </table:table-cell>
          <table:table-cell office:value-type="string">
            <text:p>LAZIO</text:p>
          </table:table-cell>
          <table:table-cell table:number-columns-repeated="2" office:value-type="string">
            <text:p>2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C</text:p>
          </table:table-cell>
          <table:table-cell office:value-type="string">
            <text:p>PJANIC</text:p>
          </table:table-cell>
          <table:table-cell office:value-type="string">
            <text:p>ROMA</text:p>
          </table:table-cell>
          <table:table-cell table:number-columns-repeated="2" office:value-type="string">
            <text:p>22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A</text:p>
          </table:table-cell>
          <table:table-cell office:value-type="string">
            <text:p>INSIGNE</text:p>
          </table:table-cell>
          <table:table-cell office:value-type="string">
            <text:p>NAPOLI</text:p>
          </table:table-cell>
          <table:table-cell table:number-columns-repeated="2" office:value-type="string">
            <text:p>22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A</text:p>
          </table:table-cell>
          <table:table-cell office:value-type="string">
            <text:p>THEREAU</text:p>
          </table:table-cell>
          <table:table-cell office:value-type="string">
            <text:p>UDINESE</text:p>
          </table:table-cell>
          <table:table-cell table:number-columns-repeated="2" office:value-type="string">
            <text:p>20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A</text:p>
          </table:table-cell>
          <table:table-cell office:value-type="string">
            <text:p>MAXI LOPEZ</text:p>
          </table:table-cell>
          <table:table-cell office:value-type="string">
            <text:p>CHIEVO</text:p>
          </table:table-cell>
          <table:table-cell table:number-columns-repeated="2" office:value-type="string">
            <text:p>20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C</text:p>
          </table:table-cell>
          <table:table-cell office:value-type="string">
            <text:p>BORJA VALERO</text:p>
          </table:table-cell>
          <table:table-cell office:value-type="string">
            <text:p>FIORENTINA</text:p>
          </table:table-cell>
          <table:table-cell table:number-columns-repeated="2" office:value-type="string">
            <text:p>20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A</text:p>
          </table:table-cell>
          <table:table-cell office:value-type="string">
            <text:p>SANSONE N.</text:p>
          </table:table-cell>
          <table:table-cell office:value-type="string">
            <text:p>SASSUOLO</text:p>
          </table:table-cell>
          <table:table-cell table:number-columns-repeated="2" office:value-type="string">
            <text:p>19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A</text:p>
          </table:table-cell>
          <table:table-cell office:value-type="string">
            <text:p>MURIEL</text:p>
          </table:table-cell>
          <table:table-cell office:value-type="string">
            <text:p>UDINESE</text:p>
          </table:table-cell>
          <table:table-cell table:number-columns-repeated="2" office:value-type="string">
            <text:p>19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C</text:p>
          </table:table-cell>
          <table:table-cell office:value-type="string">
            <text:p>HERNANES</text:p>
          </table:table-cell>
          <table:table-cell office:value-type="string">
            <text:p>INTER</text:p>
          </table:table-cell>
          <table:table-cell table:number-columns-repeated="2" office:value-type="string">
            <text:p>19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A</text:p>
          </table:table-cell>
          <table:table-cell office:value-type="string">
            <text:p>OSVALDO</text:p>
          </table:table-cell>
          <table:table-cell office:value-type="string">
            <text:p>INTER</text:p>
          </table:table-cell>
          <table:table-cell table:number-columns-repeated="2" office:value-type="string">
            <text:p>19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C</text:p>
          </table:table-cell>
          <table:table-cell office:value-type="string">
            <text:p>PIRLO</text:p>
          </table:table-cell>
          <table:table-cell office:value-type="string">
            <text:p>JUVENTUS</text:p>
          </table:table-cell>
          <table:table-cell table:number-columns-repeated="2" office:value-type="string">
            <text:p>19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</text:p>
          </table:table-cell>
          <table:table-cell office:value-type="string">
            <text:p>MARILUNGO</text:p>
          </table:table-cell>
          <table:table-cell office:value-type="string">
            <text:p>CESENA</text:p>
          </table:table-cell>
          <table:table-cell table:number-columns-repeated="2" office:value-type="string">
            <text:p>18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A</text:p>
          </table:table-cell>
          <table:table-cell office:value-type="string">
            <text:p>BELFODIL</text:p>
          </table:table-cell>
          <table:table-cell office:value-type="string">
            <text:p>PARMA</text:p>
          </table:table-cell>
          <table:table-cell table:number-columns-repeated="2" office:value-type="string">
            <text:p>18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P</text:p>
          </table:table-cell>
          <table:table-cell office:value-type="string">
            <text:p>BUFFON</text:p>
          </table:table-cell>
          <table:table-cell office:value-type="string">
            <text:p>JUVENTUS</text:p>
          </table:table-cell>
          <table:table-cell table:number-columns-repeated="2" office:value-type="string">
            <text:p>18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C</text:p>
          </table:table-cell>
          <table:table-cell office:value-type="string">
            <text:p>STROOTMAN</text:p>
          </table:table-cell>
          <table:table-cell office:value-type="string">
            <text:p>ROMA</text:p>
          </table:table-cell>
          <table:table-cell table:number-columns-repeated="2" office:value-type="string">
            <text:p>18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A</text:p>
          </table:table-cell>
          <table:table-cell office:value-type="string">
            <text:p>LJAJIC</text:p>
          </table:table-cell>
          <table:table-cell office:value-type="string">
            <text:p>ROMA</text:p>
          </table:table-cell>
          <table:table-cell table:number-columns-repeated="2" office:value-type="string">
            <text:p>18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A</text:p>
          </table:table-cell>
          <table:table-cell office:value-type="string">
            <text:p>MORATA</text:p>
          </table:table-cell>
          <table:table-cell office:value-type="string">
            <text:p>JUVENTUS</text:p>
          </table:table-cell>
          <table:table-cell table:number-columns-repeated="2" office:value-type="string">
            <text:p>18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A</text:p>
          </table:table-cell>
          <table:table-cell office:value-type="string">
            <text:p>MENEZ</text:p>
          </table:table-cell>
          <table:table-cell office:value-type="string">
            <text:p>MILAN</text:p>
          </table:table-cell>
          <table:table-cell table:number-columns-repeated="2" office:value-type="string">
            <text:p>17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A</text:p>
          </table:table-cell>
          <table:table-cell office:value-type="string">
            <text:p>JUANITO GOMEZ</text:p>
          </table:table-cell>
          <table:table-cell office:value-type="string">
            <text:p>VERONA</text:p>
          </table:table-cell>
          <table:table-cell table:number-columns-repeated="2" office:value-type="string">
            <text:p>17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A</text:p>
          </table:table-cell>
          <table:table-cell office:value-type="string">
            <text:p>MACCARONE</text:p>
          </table:table-cell>
          <table:table-cell office:value-type="string">
            <text:p>EMPOLI</text:p>
          </table:table-cell>
          <table:table-cell table:number-columns-repeated="2" office:value-type="string">
            <text:p>17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C</text:p>
          </table:table-cell>
          <table:table-cell office:value-type="string">
            <text:p>BIABIANY</text:p>
          </table:table-cell>
          <table:table-cell office:value-type="string">
            <text:p>PARMA</text:p>
          </table:table-cell>
          <table:table-cell table:number-columns-repeated="2" office:value-type="string">
            <text:p>17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C</text:p>
          </table:table-cell>
          <table:table-cell office:value-type="string">
            <text:p>MARCHISIO</text:p>
          </table:table-cell>
          <table:table-cell office:value-type="string">
            <text:p>JUVENTUS</text:p>
          </table:table-cell>
          <table:table-cell table:number-columns-repeated="2" office:value-type="string">
            <text:p>17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A</text:p>
          </table:table-cell>
          <table:table-cell office:value-type="string">
            <text:p>DJORDJEVIC</text:p>
          </table:table-cell>
          <table:table-cell office:value-type="string">
            <text:p>LAZIO</text:p>
          </table:table-cell>
          <table:table-cell table:number-columns-repeated="2" office:value-type="string">
            <text:p>17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C</text:p>
          </table:table-cell>
          <table:table-cell office:value-type="string">
            <text:p>DE ROSSI</text:p>
          </table:table-cell>
          <table:table-cell office:value-type="string">
            <text:p>ROMA</text:p>
          </table:table-cell>
          <table:table-cell table:number-columns-repeated="2" office:value-type="string">
            <text:p>17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P</text:p>
          </table:table-cell>
          <table:table-cell office:value-type="string">
            <text:p>DE SANCTIS</text:p>
          </table:table-cell>
          <table:table-cell office:value-type="string">
            <text:p>ROMA</text:p>
          </table:table-cell>
          <table:table-cell table:number-columns-repeated="2" office:value-type="string">
            <text:p>17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</text:p>
          </table:table-cell>
          <table:table-cell office:value-type="string">
            <text:p>BONAVENTURA</text:p>
          </table:table-cell>
          <table:table-cell office:value-type="string">
            <text:p>ATALANTA</text:p>
          </table:table-cell>
          <table:table-cell table:number-columns-repeated="2" office:value-type="string">
            <text:p>17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A</text:p>
          </table:table-cell>
          <table:table-cell office:value-type="string">
            <text:p>DYBALA</text:p>
          </table:table-cell>
          <table:table-cell office:value-type="string">
            <text:p>PALERMO</text:p>
          </table:table-cell>
          <table:table-cell table:number-columns-repeated="2" office:value-type="string">
            <text:p>17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C</text:p>
          </table:table-cell>
          <table:table-cell office:value-type="string">
            <text:p>AQUILANI</text:p>
          </table:table-cell>
          <table:table-cell office:value-type="string">
            <text:p>FIORENTINA</text:p>
          </table:table-cell>
          <table:table-cell table:number-columns-repeated="2" office:value-type="string">
            <text:p>16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D</text:p>
          </table:table-cell>
          <table:table-cell office:value-type="string">
            <text:p>LICHTSTEINER</text:p>
          </table:table-cell>
          <table:table-cell office:value-type="string">
            <text:p>JUVENTUS</text:p>
          </table:table-cell>
          <table:table-cell table:number-columns-repeated="2" office:value-type="string">
            <text:p>16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A</text:p>
          </table:table-cell>
          <table:table-cell office:value-type="string">
            <text:p>PAZZINI</text:p>
          </table:table-cell>
          <table:table-cell office:value-type="string">
            <text:p>MILAN</text:p>
          </table:table-cell>
          <table:table-cell table:number-columns-repeated="2" office:value-type="string">
            <text:p>16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A</text:p>
          </table:table-cell>
          <table:table-cell office:value-type="string">
            <text:p>GIOVINCO</text:p>
          </table:table-cell>
          <table:table-cell office:value-type="string">
            <text:p>JUVENTUS</text:p>
          </table:table-cell>
          <table:table-cell table:number-columns-repeated="2" office:value-type="string">
            <text:p>16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A</text:p>
          </table:table-cell>
          <table:table-cell office:value-type="string">
            <text:p>TAVANO</text:p>
          </table:table-cell>
          <table:table-cell office:value-type="string">
            <text:p>EMPOLI</text:p>
          </table:table-cell>
          <table:table-cell table:number-columns-repeated="2" office:value-type="string">
            <text:p>16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P</text:p>
          </table:table-cell>
          <table:table-cell office:value-type="string">
            <text:p>HANDANOVIC</text:p>
          </table:table-cell>
          <table:table-cell office:value-type="string">
            <text:p>INTER</text:p>
          </table:table-cell>
          <table:table-cell table:number-columns-repeated="2" office:value-type="string">
            <text:p>16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D</text:p>
          </table:table-cell>
          <table:table-cell office:value-type="string">
            <text:p>BENATIA</text:p>
          </table:table-cell>
          <table:table-cell office:value-type="string">
            <text:p>ROMA</text:p>
          </table:table-cell>
          <table:table-cell table:number-columns-repeated="2" office:value-type="string">
            <text:p>16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C</text:p>
          </table:table-cell>
          <table:table-cell office:value-type="string">
            <text:p>EL KADDOURI</text:p>
          </table:table-cell>
          <table:table-cell office:value-type="string">
            <text:p>TORINO</text:p>
          </table:table-cell>
          <table:table-cell table:number-columns-repeated="2" office:value-type="string">
            <text:p>16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C</text:p>
          </table:table-cell>
          <table:table-cell office:value-type="string">
            <text:p>PAROLO</text:p>
          </table:table-cell>
          <table:table-cell office:value-type="string">
            <text:p>LAZIO</text:p>
          </table:table-cell>
          <table:table-cell table:number-columns-repeated="2" office:value-type="string">
            <text:p>15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A</text:p>
          </table:table-cell>
          <table:table-cell office:value-type="string">
            <text:p>MICHU</text:p>
          </table:table-cell>
          <table:table-cell office:value-type="string">
            <text:p>NAPOLI</text:p>
          </table:table-cell>
          <table:table-cell table:number-columns-repeated="2" office:value-type="string">
            <text:p>15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A</text:p>
          </table:table-cell>
          <table:table-cell office:value-type="string">
            <text:p>AMAURI</text:p>
          </table:table-cell>
          <table:table-cell office:value-type="string">
            <text:p>PARMA</text:p>
          </table:table-cell>
          <table:table-cell table:number-columns-repeated="2" office:value-type="string">
            <text:p>15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A</text:p>
          </table:table-cell>
          <table:table-cell office:value-type="string">
            <text:p>BIANCHI</text:p>
          </table:table-cell>
          <table:table-cell office:value-type="string">
            <text:p>ATALANTA</text:p>
          </table:table-cell>
          <table:table-cell table:number-columns-repeated="2" office:value-type="string">
            <text:p>14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P</text:p>
          </table:table-cell>
          <table:table-cell office:value-type="string">
            <text:p>RAFAEL CABRAL</text:p>
          </table:table-cell>
          <table:table-cell office:value-type="string">
            <text:p>NAPOLI</text:p>
          </table:table-cell>
          <table:table-cell table:number-columns-repeated="2" office:value-type="string">
            <text:p>14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A</text:p>
          </table:table-cell>
          <table:table-cell office:value-type="string">
            <text:p>ZAPATA D.</text:p>
          </table:table-cell>
          <table:table-cell office:value-type="string">
            <text:p>NAPOLI</text:p>
          </table:table-cell>
          <table:table-cell table:number-columns-repeated="2" office:value-type="string">
            <text:p>14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C</text:p>
          </table:table-cell>
          <table:table-cell office:value-type="string">
            <text:p>FLORENZI</text:p>
          </table:table-cell>
          <table:table-cell office:value-type="string">
            <text:p>ROMA</text:p>
          </table:table-cell>
          <table:table-cell table:number-columns-repeated="2" office:value-type="string">
            <text:p>14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A</text:p>
          </table:table-cell>
          <table:table-cell office:value-type="string">
            <text:p>OKAKA</text:p>
          </table:table-cell>
          <table:table-cell office:value-type="string">
            <text:p>SAMPDORIA</text:p>
          </table:table-cell>
          <table:table-cell table:number-columns-repeated="2" office:value-type="string">
            <text:p>14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</text:p>
          </table:table-cell>
          <table:table-cell office:value-type="string">
            <text:p>PINILLA</text:p>
          </table:table-cell>
          <table:table-cell office:value-type="string">
            <text:p>GENOA</text:p>
          </table:table-cell>
          <table:table-cell table:number-columns-repeated="2" office:value-type="string">
            <text:p>14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D</text:p>
          </table:table-cell>
          <table:table-cell office:value-type="string">
            <text:p>BARZAGLI</text:p>
          </table:table-cell>
          <table:table-cell office:value-type="string">
            <text:p>JUVENTUS</text:p>
          </table:table-cell>
          <table:table-cell table:number-columns-repeated="2" office:value-type="string">
            <text:p>14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C</text:p>
          </table:table-cell>
          <table:table-cell office:value-type="string">
            <text:p>KOVACIC</text:p>
          </table:table-cell>
          <table:table-cell office:value-type="string">
            <text:p>INTER</text:p>
          </table:table-cell>
          <table:table-cell table:number-columns-repeated="2" office:value-type="string">
            <text:p>14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C</text:p>
          </table:table-cell>
          <table:table-cell office:value-type="string">
            <text:p>KONE</text:p>
          </table:table-cell>
          <table:table-cell office:value-type="string">
            <text:p>UDINESE</text:p>
          </table:table-cell>
          <table:table-cell table:number-columns-repeated="2" office:value-type="string">
            <text:p>14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</text:p>
          </table:table-cell>
          <table:table-cell office:value-type="string">
            <text:p>NETO</text:p>
          </table:table-cell>
          <table:table-cell office:value-type="string">
            <text:p>FIORENTINA</text:p>
          </table:table-cell>
          <table:table-cell table:number-columns-repeated="2" office:value-type="string">
            <text:p>14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D</text:p>
          </table:table-cell>
          <table:table-cell office:value-type="string">
            <text:p>RODRIGUEZ GO.</text:p>
          </table:table-cell>
          <table:table-cell office:value-type="string">
            <text:p>FIORENTINA</text:p>
          </table:table-cell>
          <table:table-cell table:number-columns-repeated="2" office:value-type="string">
            <text:p>14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C</text:p>
          </table:table-cell>
          <table:table-cell office:value-type="string">
            <text:p>BRUNO FERNANDES</text:p>
          </table:table-cell>
          <table:table-cell office:value-type="string">
            <text:p>UDINESE</text:p>
          </table:table-cell>
          <table:table-cell table:number-columns-repeated="2" office:value-type="string">
            <text:p>14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A</text:p>
          </table:table-cell>
          <table:table-cell office:value-type="string">
            <text:p>LOPEZ N.</text:p>
          </table:table-cell>
          <table:table-cell office:value-type="string">
            <text:p>UDINESE</text:p>
          </table:table-cell>
          <table:table-cell table:number-columns-repeated="2" office:value-type="string">
            <text:p>13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D</text:p>
          </table:table-cell>
          <table:table-cell office:value-type="string">
            <text:p>CHIELLINI</text:p>
          </table:table-cell>
          <table:table-cell office:value-type="string">
            <text:p>JUVENTUS</text:p>
          </table:table-cell>
          <table:table-cell table:number-columns-repeated="2" office:value-type="string">
            <text:p>13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P</text:p>
          </table:table-cell>
          <table:table-cell office:value-type="string">
            <text:p>PERIN</text:p>
          </table:table-cell>
          <table:table-cell office:value-type="string">
            <text:p>GENOA</text:p>
          </table:table-cell>
          <table:table-cell table:number-columns-repeated="2" office:value-type="string">
            <text:p>13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C</text:p>
          </table:table-cell>
          <table:table-cell office:value-type="string">
            <text:p>MONTOLIVO</text:p>
          </table:table-cell>
          <table:table-cell office:value-type="string">
            <text:p>MILAN</text:p>
          </table:table-cell>
          <table:table-cell table:number-columns-repeated="2" office:value-type="string">
            <text:p>13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</text:p>
          </table:table-cell>
          <table:table-cell office:value-type="string">
            <text:p>BOAKYE</text:p>
          </table:table-cell>
          <table:table-cell office:value-type="string">
            <text:p>ATALANTA</text:p>
          </table:table-cell>
          <table:table-cell table:number-columns-repeated="2" office:value-type="string">
            <text:p>13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D</text:p>
          </table:table-cell>
          <table:table-cell office:value-type="string">
            <text:p>MAICON</text:p>
          </table:table-cell>
          <table:table-cell office:value-type="string">
            <text:p>ROMA</text:p>
          </table:table-cell>
          <table:table-cell table:number-columns-repeated="2" office:value-type="string">
            <text:p>13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C</text:p>
          </table:table-cell>
          <table:table-cell office:value-type="string">
            <text:p>JORGINHO</text:p>
          </table:table-cell>
          <table:table-cell office:value-type="string">
            <text:p>NAPOLI</text:p>
          </table:table-cell>
          <table:table-cell table:number-columns-repeated="2" office:value-type="string">
            <text:p>13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A</text:p>
          </table:table-cell>
          <table:table-cell office:value-type="string">
            <text:p>BELOTTI</text:p>
          </table:table-cell>
          <table:table-cell office:value-type="string">
            <text:p>PALERMO</text:p>
          </table:table-cell>
          <table:table-cell table:number-columns-repeated="2" office:value-type="string">
            <text:p>13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C</text:p>
          </table:table-cell>
          <table:table-cell office:value-type="string">
            <text:p>CHRISTODOULOPOULOS</text:p>
          </table:table-cell>
          <table:table-cell office:value-type="string">
            <text:p>VERONA</text:p>
          </table:table-cell>
          <table:table-cell table:number-columns-repeated="2" office:value-type="string">
            <text:p>13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C</text:p>
          </table:table-cell>
          <table:table-cell office:value-type="string">
            <text:p>JANKOVIC</text:p>
          </table:table-cell>
          <table:table-cell office:value-type="string">
            <text:p>VERONA</text:p>
          </table:table-cell>
          <table:table-cell table:number-columns-repeated="2" office:value-type="string">
            <text:p>13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D</text:p>
          </table:table-cell>
          <table:table-cell office:value-type="string">
            <text:p>ZUNIGA</text:p>
          </table:table-cell>
          <table:table-cell office:value-type="string">
            <text:p>NAPOLI</text:p>
          </table:table-cell>
          <table:table-cell table:number-columns-repeated="2" office:value-type="string">
            <text:p>13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P</text:p>
          </table:table-cell>
          <table:table-cell office:value-type="string">
            <text:p>MIRANTE</text:p>
          </table:table-cell>
          <table:table-cell office:value-type="string">
            <text:p>PARMA</text:p>
          </table:table-cell>
          <table:table-cell table:number-columns-repeated="2" office:value-type="string">
            <text:p>13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C</text:p>
          </table:table-cell>
          <table:table-cell office:value-type="string">
            <text:p>VAZQUEZ</text:p>
          </table:table-cell>
          <table:table-cell office:value-type="string">
            <text:p>PALERMO</text:p>
          </table:table-cell>
          <table:table-cell table:number-columns-repeated="2" office:value-type="string">
            <text:p>13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</text:p>
          </table:table-cell>
          <table:table-cell office:value-type="string">
            <text:p>LONGO</text:p>
          </table:table-cell>
          <table:table-cell office:value-type="string">
            <text:p>CAGLIARI</text:p>
          </table:table-cell>
          <table:table-cell table:number-columns-repeated="2" office:value-type="string">
            <text:p>13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P</text:p>
          </table:table-cell>
          <table:table-cell office:value-type="string">
            <text:p>MARCHETTI</text:p>
          </table:table-cell>
          <table:table-cell office:value-type="string">
            <text:p>LAZIO</text:p>
          </table:table-cell>
          <table:table-cell table:number-columns-repeated="2" office:value-type="string">
            <text:p>13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C</text:p>
          </table:table-cell>
          <table:table-cell office:value-type="string">
            <text:p>INLER</text:p>
          </table:table-cell>
          <table:table-cell office:value-type="string">
            <text:p>NAPOLI</text:p>
          </table:table-cell>
          <table:table-cell table:number-columns-repeated="2" office:value-type="string">
            <text:p>13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C</text:p>
          </table:table-cell>
          <table:table-cell office:value-type="string">
            <text:p>DZEMAILI</text:p>
          </table:table-cell>
          <table:table-cell office:value-type="string">
            <text:p>NAPOLI</text:p>
          </table:table-cell>
          <table:table-cell table:number-columns-repeated="2" office:value-type="string">
            <text:p>13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A</text:p>
          </table:table-cell>
          <table:table-cell office:value-type="string">
            <text:p>NENE'</text:p>
          </table:table-cell>
          <table:table-cell office:value-type="string">
            <text:p>VERONA</text:p>
          </table:table-cell>
          <table:table-cell table:number-columns-repeated="2" office:value-type="string">
            <text:p>13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A</text:p>
          </table:table-cell>
          <table:table-cell office:value-type="string">
            <text:p>FLORO FLORES</text:p>
          </table:table-cell>
          <table:table-cell office:value-type="string">
            <text:p>SASSUOLO</text:p>
          </table:table-cell>
          <table:table-cell table:number-columns-repeated="2" office:value-type="string">
            <text:p>13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P</text:p>
          </table:table-cell>
          <table:table-cell office:value-type="string">
            <text:p>DIEGO LOPEZ</text:p>
          </table:table-cell>
          <table:table-cell office:value-type="string">
            <text:p>MILAN</text:p>
          </table:table-cell>
          <table:table-cell table:number-columns-repeated="2" office:value-type="string">
            <text:p>13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C</text:p>
          </table:table-cell>
          <table:table-cell office:value-type="string">
            <text:p>LULIC</text:p>
          </table:table-cell>
          <table:table-cell office:value-type="string">
            <text:p>LAZIO</text:p>
          </table:table-cell>
          <table:table-cell table:number-columns-repeated="2" office:value-type="string">
            <text:p>13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D</text:p>
          </table:table-cell>
          <table:table-cell office:value-type="string">
            <text:p>ANTONELLI</text:p>
          </table:table-cell>
          <table:table-cell office:value-type="string">
            <text:p>GENOA</text:p>
          </table:table-cell>
          <table:table-cell table:number-columns-repeated="2" office:value-type="string">
            <text:p>12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C</text:p>
          </table:table-cell>
          <table:table-cell office:value-type="string">
            <text:p>ALVAREZ</text:p>
          </table:table-cell>
          <table:table-cell office:value-type="string">
            <text:p>INTER</text:p>
          </table:table-cell>
          <table:table-cell table:number-columns-repeated="2" office:value-type="string">
            <text:p>12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C</text:p>
          </table:table-cell>
          <table:table-cell office:value-type="string">
            <text:p>NAINGGOLAN</text:p>
          </table:table-cell>
          <table:table-cell office:value-type="string">
            <text:p>ROMA</text:p>
          </table:table-cell>
          <table:table-cell table:number-columns-repeated="2" office:value-type="string">
            <text:p>12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D</text:p>
          </table:table-cell>
          <table:table-cell office:value-type="string">
            <text:p>BASTA</text:p>
          </table:table-cell>
          <table:table-cell office:value-type="string">
            <text:p>LAZIO</text:p>
          </table:table-cell>
          <table:table-cell table:number-columns-repeated="2" office:value-type="string">
            <text:p>12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CONSIGLI</text:p>
          </table:table-cell>
          <table:table-cell office:value-type="string">
            <text:p>ATALANTA</text:p>
          </table:table-cell>
          <table:table-cell table:number-columns-repeated="2" office:value-type="string">
            <text:p>12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D</text:p>
          </table:table-cell>
          <table:table-cell office:value-type="string">
            <text:p>PALETTA</text:p>
          </table:table-cell>
          <table:table-cell office:value-type="string">
            <text:p>PARMA</text:p>
          </table:table-cell>
          <table:table-cell table:number-columns-repeated="2" office:value-type="string">
            <text:p>12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P</text:p>
          </table:table-cell>
          <table:table-cell office:value-type="string">
            <text:p>SCUFFET</text:p>
          </table:table-cell>
          <table:table-cell office:value-type="string">
            <text:p>UDINESE</text:p>
          </table:table-cell>
          <table:table-cell table:number-columns-repeated="2" office:value-type="string">
            <text:p>12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C</text:p>
          </table:table-cell>
          <table:table-cell office:value-type="string">
            <text:p>POLI</text:p>
          </table:table-cell>
          <table:table-cell office:value-type="string">
            <text:p>MILAN</text:p>
          </table:table-cell>
          <table:table-cell table:number-columns-repeated="2" office:value-type="string">
            <text:p>12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C</text:p>
          </table:table-cell>
          <table:table-cell office:value-type="string">
            <text:p>PEREYRA</text:p>
          </table:table-cell>
          <table:table-cell office:value-type="string">
            <text:p>JUVENTUS</text:p>
          </table:table-cell>
          <table:table-cell table:number-columns-repeated="2" office:value-type="string">
            <text:p>12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C</text:p>
          </table:table-cell>
          <table:table-cell office:value-type="string">
            <text:p>GUARIN</text:p>
          </table:table-cell>
          <table:table-cell office:value-type="string">
            <text:p>INTER</text:p>
          </table:table-cell>
          <table:table-cell table:number-columns-repeated="2" office:value-type="string">
            <text:p>12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</text:p>
          </table:table-cell>
          <table:table-cell office:value-type="string">
            <text:p>MORALEZ</text:p>
          </table:table-cell>
          <table:table-cell office:value-type="string">
            <text:p>ATALANTA</text:p>
          </table:table-cell>
          <table:table-cell table:number-columns-repeated="2" office:value-type="string">
            <text:p>12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A</text:p>
          </table:table-cell>
          <table:table-cell office:value-type="string">
            <text:p>LARRONDO</text:p>
          </table:table-cell>
          <table:table-cell office:value-type="string">
            <text:p>TORINO</text:p>
          </table:table-cell>
          <table:table-cell table:number-columns-repeated="2" office:value-type="string">
            <text:p>1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D</text:p>
          </table:table-cell>
          <table:table-cell office:value-type="string">
            <text:p>DE SILVESTRI</text:p>
          </table:table-cell>
          <table:table-cell office:value-type="string">
            <text:p>SAMPDORIA</text:p>
          </table:table-cell>
          <table:table-cell table:number-columns-repeated="2" office:value-type="string">
            <text:p>12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P</text:p>
          </table:table-cell>
          <table:table-cell office:value-type="string">
            <text:p>PADELLI</text:p>
          </table:table-cell>
          <table:table-cell office:value-type="string">
            <text:p>TORINO</text:p>
          </table:table-cell>
          <table:table-cell table:number-columns-repeated="2" office:value-type="string">
            <text:p>12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P</text:p>
          </table:table-cell>
          <table:table-cell office:value-type="string">
            <text:p>VIVIANO</text:p>
          </table:table-cell>
          <table:table-cell office:value-type="string">
            <text:p>SAMPDORIA</text:p>
          </table:table-cell>
          <table:table-cell table:number-columns-repeated="2" office:value-type="string">
            <text:p>12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D</text:p>
          </table:table-cell>
          <table:table-cell office:value-type="string">
            <text:p>VIDIC</text:p>
          </table:table-cell>
          <table:table-cell office:value-type="string">
            <text:p>INTER</text:p>
          </table:table-cell>
          <table:table-cell table:number-columns-repeated="2" office:value-type="string">
            <text:p>12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C</text:p>
          </table:table-cell>
          <table:table-cell office:value-type="string">
            <text:p>HONDA</text:p>
          </table:table-cell>
          <table:table-cell office:value-type="string">
            <text:p>MILAN</text:p>
          </table:table-cell>
          <table:table-cell table:number-columns-repeated="2" office:value-type="string">
            <text:p>11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P</text:p>
          </table:table-cell>
          <table:table-cell office:value-type="string">
            <text:p>PEGOLO</text:p>
          </table:table-cell>
          <table:table-cell office:value-type="string">
            <text:p>SASSUOLO</text:p>
          </table:table-cell>
          <table:table-cell table:number-columns-repeated="2" office:value-type="string">
            <text:p>11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D</text:p>
          </table:table-cell>
          <table:table-cell office:value-type="string">
            <text:p>NAGATOMO</text:p>
          </table:table-cell>
          <table:table-cell office:value-type="string">
            <text:p>INTER</text:p>
          </table:table-cell>
          <table:table-cell table:number-columns-repeated="2" office:value-type="string">
            <text:p>11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C</text:p>
          </table:table-cell>
          <table:table-cell office:value-type="string">
            <text:p>FETFATZIDIS</text:p>
          </table:table-cell>
          <table:table-cell office:value-type="string">
            <text:p>GENOA</text:p>
          </table:table-cell>
          <table:table-cell table:number-columns-repeated="2" office:value-type="string">
            <text:p>11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C</text:p>
          </table:table-cell>
          <table:table-cell office:value-type="string">
            <text:p>PIZARRO</text:p>
          </table:table-cell>
          <table:table-cell office:value-type="string">
            <text:p>FIORENTINA</text:p>
          </table:table-cell>
          <table:table-cell table:number-columns-repeated="2" office:value-type="string">
            <text:p>11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P</text:p>
          </table:table-cell>
          <table:table-cell office:value-type="string">
            <text:p>SORRENTINO</text:p>
          </table:table-cell>
          <table:table-cell office:value-type="string">
            <text:p>PALERMO</text:p>
          </table:table-cell>
          <table:table-cell table:number-columns-repeated="2" office:value-type="string">
            <text:p>11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P</text:p>
          </table:table-cell>
          <table:table-cell office:value-type="string">
            <text:p>DA COSTA</text:p>
          </table:table-cell>
          <table:table-cell office:value-type="string">
            <text:p>SAMPDORIA</text:p>
          </table:table-cell>
          <table:table-cell table:number-columns-repeated="2" office:value-type="string">
            <text:p>1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A</text:p>
          </table:table-cell>
          <table:table-cell office:value-type="string">
            <text:p>BORRIELLO</text:p>
          </table:table-cell>
          <table:table-cell office:value-type="string">
            <text:p>ROMA</text:p>
          </table:table-cell>
          <table:table-cell table:number-columns-repeated="2" office:value-type="string">
            <text:p>1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P</text:p>
          </table:table-cell>
          <table:table-cell office:value-type="string">
            <text:p>RAFAEL</text:p>
          </table:table-cell>
          <table:table-cell office:value-type="string">
            <text:p>VERONA</text:p>
          </table:table-cell>
          <table:table-cell table:number-columns-repeated="2" office:value-type="string">
            <text:p>1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</text:p>
          </table:table-cell>
          <table:table-cell office:value-type="string">
            <text:p>CAIO RANGEL</text:p>
          </table:table-cell>
          <table:table-cell office:value-type="string">
            <text:p>CAGLIARI</text:p>
          </table:table-cell>
          <table:table-cell table:number-columns-repeated="2" office:value-type="string">
            <text:p>11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</text:p>
          </table:table-cell>
          <table:table-cell office:value-type="string">
            <text:p>COSSU</text:p>
          </table:table-cell>
          <table:table-cell office:value-type="string">
            <text:p>CAGLIARI</text:p>
          </table:table-cell>
          <table:table-cell table:number-columns-repeated="2" office:value-type="string">
            <text:p>11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P</text:p>
          </table:table-cell>
          <table:table-cell office:value-type="string">
            <text:p>ABBIATI</text:p>
          </table:table-cell>
          <table:table-cell office:value-type="string">
            <text:p>MILAN</text:p>
          </table:table-cell>
          <table:table-cell table:number-columns-repeated="2" office:value-type="string">
            <text:p>11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C</text:p>
          </table:table-cell>
          <table:table-cell office:value-type="string">
            <text:p>ROMULO</text:p>
          </table:table-cell>
          <table:table-cell office:value-type="string">
            <text:p>JUVENTUS</text:p>
          </table:table-cell>
          <table:table-cell table:number-columns-repeated="2" office:value-type="string">
            <text:p>11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A</text:p>
          </table:table-cell>
          <table:table-cell office:value-type="string">
            <text:p>FLOCCARI</text:p>
          </table:table-cell>
          <table:table-cell office:value-type="string">
            <text:p>SASSUOLO</text:p>
          </table:table-cell>
          <table:table-cell table:number-columns-repeated="2" office:value-type="string">
            <text:p>11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D</text:p>
          </table:table-cell>
          <table:table-cell office:value-type="string">
            <text:p>ALBIOL</text:p>
          </table:table-cell>
          <table:table-cell office:value-type="string">
            <text:p>NAPOLI</text:p>
          </table:table-cell>
          <table:table-cell table:number-columns-repeated="2" office:value-type="string">
            <text:p>11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C</text:p>
          </table:table-cell>
          <table:table-cell office:value-type="string">
            <text:p>KUCKA</text:p>
          </table:table-cell>
          <table:table-cell office:value-type="string">
            <text:p>GENOA</text:p>
          </table:table-cell>
          <table:table-cell table:number-columns-repeated="2" office:value-type="string">
            <text:p>11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C</text:p>
          </table:table-cell>
          <table:table-cell office:value-type="string">
            <text:p>ILICIC</text:p>
          </table:table-cell>
          <table:table-cell office:value-type="string">
            <text:p>FIORENTINA</text:p>
          </table:table-cell>
          <table:table-cell table:number-columns-repeated="2" office:value-type="string">
            <text:p>11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D</text:p>
          </table:table-cell>
          <table:table-cell office:value-type="string">
            <text:p>BONUCCI</text:p>
          </table:table-cell>
          <table:table-cell office:value-type="string">
            <text:p>JUVENTUS</text:p>
          </table:table-cell>
          <table:table-cell table:number-columns-repeated="2" office:value-type="string">
            <text:p>1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A</text:p>
          </table:table-cell>
          <table:table-cell office:value-type="string">
            <text:p>SANSONE G.</text:p>
          </table:table-cell>
          <table:table-cell office:value-type="string">
            <text:p>SAMPDORIA</text:p>
          </table:table-cell>
          <table:table-cell table:number-columns-repeated="2" office:value-type="string">
            <text:p>1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C</text:p>
          </table:table-cell>
          <table:table-cell office:value-type="string">
            <text:p>SORIANO</text:p>
          </table:table-cell>
          <table:table-cell office:value-type="string">
            <text:p>SAMPDORIA</text:p>
          </table:table-cell>
          <table:table-cell table:number-columns-repeated="2" office:value-type="string">
            <text:p>1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D</text:p>
          </table:table-cell>
          <table:table-cell office:value-type="string">
            <text:p>COLE</text:p>
          </table:table-cell>
          <table:table-cell office:value-type="string">
            <text:p>ROMA</text:p>
          </table:table-cell>
          <table:table-cell table:number-columns-repeated="2" office:value-type="string">
            <text:p>1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D</text:p>
          </table:table-cell>
          <table:table-cell office:value-type="string">
            <text:p>DARMIAN</text:p>
          </table:table-cell>
          <table:table-cell office:value-type="string">
            <text:p>TORINO</text:p>
          </table:table-cell>
          <table:table-cell table:number-columns-repeated="2" office:value-type="string">
            <text:p>1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D</text:p>
          </table:table-cell>
          <table:table-cell office:value-type="string">
            <text:p>RAMI</text:p>
          </table:table-cell>
          <table:table-cell office:value-type="string">
            <text:p>MILAN</text:p>
          </table:table-cell>
          <table:table-cell table:number-columns-repeated="2" office:value-type="string">
            <text:p>1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D</text:p>
          </table:table-cell>
          <table:table-cell office:value-type="string">
            <text:p>PASQUAL</text:p>
          </table:table-cell>
          <table:table-cell office:value-type="string">
            <text:p>FIORENTINA</text:p>
          </table:table-cell>
          <table:table-cell table:number-columns-repeated="2" office:value-type="string">
            <text:p>1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D</text:p>
          </table:table-cell>
          <table:table-cell office:value-type="string">
            <text:p>CASTAN</text:p>
          </table:table-cell>
          <table:table-cell office:value-type="string">
            <text:p>ROMA</text:p>
          </table:table-cell>
          <table:table-cell table:number-columns-repeated="2" office:value-type="string">
            <text:p>11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C</text:p>
          </table:table-cell>
          <table:table-cell office:value-type="string">
            <text:p>DE JONG</text:p>
          </table:table-cell>
          <table:table-cell office:value-type="string">
            <text:p>MILAN</text:p>
          </table:table-cell>
          <table:table-cell table:number-columns-repeated="2" office:value-type="string">
            <text:p>10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C</text:p>
          </table:table-cell>
          <table:table-cell office:value-type="string">
            <text:p>BIRSA</text:p>
          </table:table-cell>
          <table:table-cell office:value-type="string">
            <text:p>CHIEVO</text:p>
          </table:table-cell>
          <table:table-cell table:number-columns-repeated="2" office:value-type="string">
            <text:p>10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</text:p>
          </table:table-cell>
          <table:table-cell office:value-type="string">
            <text:p>BARDI</text:p>
          </table:table-cell>
          <table:table-cell office:value-type="string">
            <text:p>CHIEVO</text:p>
          </table:table-cell>
          <table:table-cell table:number-columns-repeated="2" office:value-type="string">
            <text:p>10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D</text:p>
          </table:table-cell>
          <table:table-cell office:value-type="string">
            <text:p>SAVIC</text:p>
          </table:table-cell>
          <table:table-cell office:value-type="string">
            <text:p>FIORENTINA</text:p>
          </table:table-cell>
          <table:table-cell table:number-columns-repeated="2" office:value-type="string">
            <text:p>10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</text:p>
          </table:table-cell>
          <table:table-cell office:value-type="string">
            <text:p>CIGARINI</text:p>
          </table:table-cell>
          <table:table-cell office:value-type="string">
            <text:p>ATALANTA</text:p>
          </table:table-cell>
          <table:table-cell table:number-columns-repeated="2" office:value-type="string">
            <text:p>10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D</text:p>
          </table:table-cell>
          <table:table-cell office:value-type="string">
            <text:p>EVRA</text:p>
          </table:table-cell>
          <table:table-cell office:value-type="string">
            <text:p>JUVENTUS</text:p>
          </table:table-cell>
          <table:table-cell table:number-columns-repeated="2" office:value-type="string">
            <text:p>10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D</text:p>
          </table:table-cell>
          <table:table-cell office:value-type="string">
            <text:p>DE VRIJ</text:p>
          </table:table-cell>
          <table:table-cell office:value-type="string">
            <text:p>LAZIO</text:p>
          </table:table-cell>
          <table:table-cell table:number-columns-repeated="2" office:value-type="string">
            <text:p>10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D</text:p>
          </table:table-cell>
          <table:table-cell office:value-type="string">
            <text:p>JONATHAN</text:p>
          </table:table-cell>
          <table:table-cell office:value-type="string">
            <text:p>INTER</text:p>
          </table:table-cell>
          <table:table-cell table:number-columns-repeated="2" office:value-type="string">
            <text:p>10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C</text:p>
          </table:table-cell>
          <table:table-cell office:value-type="string">
            <text:p>KEITA S.</text:p>
          </table:table-cell>
          <table:table-cell office:value-type="string">
            <text:p>ROMA</text:p>
          </table:table-cell>
          <table:table-cell table:number-columns-repeated="2" office:value-type="string">
            <text:p>10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A</text:p>
          </table:table-cell>
          <table:table-cell office:value-type="string">
            <text:p>PAVOLETTI</text:p>
          </table:table-cell>
          <table:table-cell office:value-type="string">
            <text:p>SASSUOLO</text:p>
          </table:table-cell>
          <table:table-cell table:number-columns-repeated="2" office:value-type="string">
            <text:p>10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D</text:p>
          </table:table-cell>
          <table:table-cell office:value-type="string">
            <text:p>HEURTAUX</text:p>
          </table:table-cell>
          <table:table-cell office:value-type="string">
            <text:p>UDINESE</text:p>
          </table:table-cell>
          <table:table-cell table:number-columns-repeated="2" office:value-type="string">
            <text:p>10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</text:p>
          </table:table-cell>
          <table:table-cell office:value-type="string">
            <text:p>DEFREL</text:p>
          </table:table-cell>
          <table:table-cell office:value-type="string">
            <text:p>CESENA</text:p>
          </table:table-cell>
          <table:table-cell table:number-columns-repeated="2" office:value-type="string">
            <text:p>10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D</text:p>
          </table:table-cell>
          <table:table-cell office:value-type="string">
            <text:p>ALEX</text:p>
          </table:table-cell>
          <table:table-cell office:value-type="string">
            <text:p>MILAN</text:p>
          </table:table-cell>
          <table:table-cell table:number-columns-repeated="2" office:value-type="string">
            <text:p>10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A</text:p>
          </table:table-cell>
          <table:table-cell office:value-type="string">
            <text:p>PANDEV</text:p>
          </table:table-cell>
          <table:table-cell office:value-type="string">
            <text:p>NAPOLI</text:p>
          </table:table-cell>
          <table:table-cell table:number-columns-repeated="2" office:value-type="string">
            <text:p>10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A</text:p>
          </table:table-cell>
          <table:table-cell office:value-type="string">
            <text:p>VARGAS E.</text:p>
          </table:table-cell>
          <table:table-cell office:value-type="string">
            <text:p>NAPOLI</text:p>
          </table:table-cell>
          <table:table-cell table:number-columns-repeated="2" office:value-type="string">
            <text:p>10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C</text:p>
          </table:table-cell>
          <table:table-cell office:value-type="string">
            <text:p>UCAN</text:p>
          </table:table-cell>
          <table:table-cell office:value-type="string">
            <text:p>ROMA</text:p>
          </table:table-cell>
          <table:table-cell table:number-columns-repeated="2" office:value-type="string">
            <text:p>9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D</text:p>
          </table:table-cell>
          <table:table-cell office:value-type="string">
            <text:p>MOLINARO</text:p>
          </table:table-cell>
          <table:table-cell office:value-type="string">
            <text:p>TORINO</text:p>
          </table:table-cell>
          <table:table-cell table:number-columns-repeated="2" office:value-type="string">
            <text:p>9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D</text:p>
          </table:table-cell>
          <table:table-cell office:value-type="string">
            <text:p>DE SCIGLIO</text:p>
          </table:table-cell>
          <table:table-cell office:value-type="string">
            <text:p>MILAN</text:p>
          </table:table-cell>
          <table:table-cell table:number-columns-repeated="2" office:value-type="string">
            <text:p>9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</text:p>
          </table:table-cell>
          <table:table-cell office:value-type="string">
            <text:p>ADRYAN</text:p>
          </table:table-cell>
          <table:table-cell office:value-type="string">
            <text:p>CAGLIARI</text:p>
          </table:table-cell>
          <table:table-cell table:number-columns-repeated="2" office:value-type="string">
            <text:p>9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C</text:p>
          </table:table-cell>
          <table:table-cell office:value-type="string">
            <text:p>FELIPE ANDERSON</text:p>
          </table:table-cell>
          <table:table-cell office:value-type="string">
            <text:p>LAZIO</text:p>
          </table:table-cell>
          <table:table-cell table:number-columns-repeated="2" office:value-type="string">
            <text:p>9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D</text:p>
          </table:table-cell>
          <table:table-cell office:value-type="string">
            <text:p>ASTORI</text:p>
          </table:table-cell>
          <table:table-cell office:value-type="string">
            <text:p>ROMA</text:p>
          </table:table-cell>
          <table:table-cell table:number-columns-repeated="2" office:value-type="string">
            <text:p>9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D</text:p>
          </table:table-cell>
          <table:table-cell office:value-type="string">
            <text:p>LUCARELLI</text:p>
          </table:table-cell>
          <table:table-cell office:value-type="string">
            <text:p>PARMA</text:p>
          </table:table-cell>
          <table:table-cell table:number-columns-repeated="2" office:value-type="string">
            <text:p>9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</text:p>
          </table:table-cell>
          <table:table-cell office:value-type="string">
            <text:p>CONTI</text:p>
          </table:table-cell>
          <table:table-cell office:value-type="string">
            <text:p>CAGLIARI</text:p>
          </table:table-cell>
          <table:table-cell table:number-columns-repeated="2" office:value-type="string">
            <text:p>9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A</text:p>
          </table:table-cell>
          <table:table-cell office:value-type="string">
            <text:p>PELLISSIER</text:p>
          </table:table-cell>
          <table:table-cell office:value-type="string">
            <text:p>CHIEVO</text:p>
          </table:table-cell>
          <table:table-cell table:number-columns-repeated="2" office:value-type="string">
            <text:p>9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C</text:p>
          </table:table-cell>
          <table:table-cell office:value-type="string">
            <text:p>VARGAS J.</text:p>
          </table:table-cell>
          <table:table-cell office:value-type="string">
            <text:p>FIORENTINA</text:p>
          </table:table-cell>
          <table:table-cell table:number-columns-repeated="2" office:value-type="string">
            <text:p>9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D</text:p>
          </table:table-cell>
          <table:table-cell office:value-type="string">
            <text:p>CASSANI</text:p>
          </table:table-cell>
          <table:table-cell office:value-type="string">
            <text:p>PARMA</text:p>
          </table:table-cell>
          <table:table-cell table:number-columns-repeated="2" office:value-type="string">
            <text:p>9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D</text:p>
          </table:table-cell>
          <table:table-cell office:value-type="string">
            <text:p>GHOULAM</text:p>
          </table:table-cell>
          <table:table-cell office:value-type="string">
            <text:p>NAPOLI</text:p>
          </table:table-cell>
          <table:table-cell table:number-columns-repeated="2" office:value-type="string">
            <text:p>9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C</text:p>
          </table:table-cell>
          <table:table-cell office:value-type="string">
            <text:p>RIGONI</text:p>
          </table:table-cell>
          <table:table-cell office:value-type="string">
            <text:p>PALERMO</text:p>
          </table:table-cell>
          <table:table-cell table:number-columns-repeated="2" office:value-type="string">
            <text:p>9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C</text:p>
          </table:table-cell>
          <table:table-cell office:value-type="string">
            <text:p>HALLFREDSSON</text:p>
          </table:table-cell>
          <table:table-cell office:value-type="string">
            <text:p>VERONA</text:p>
          </table:table-cell>
          <table:table-cell table:number-columns-repeated="2" office:value-type="string">
            <text:p>9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C</text:p>
          </table:table-cell>
          <table:table-cell office:value-type="string">
            <text:p>LEDESMA</text:p>
          </table:table-cell>
          <table:table-cell office:value-type="string">
            <text:p>LAZIO</text:p>
          </table:table-cell>
          <table:table-cell table:number-columns-repeated="2" office:value-type="string">
            <text:p>9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STENDARDO</text:p>
          </table:table-cell>
          <table:table-cell office:value-type="string">
            <text:p>ATALANTA</text:p>
          </table:table-cell>
          <table:table-cell table:number-columns-repeated="2" office:value-type="string">
            <text:p>9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A</text:p>
          </table:table-cell>
          <table:table-cell office:value-type="string">
            <text:p>CHANTURIA</text:p>
          </table:table-cell>
          <table:table-cell office:value-type="string">
            <text:p>VERONA</text:p>
          </table:table-cell>
          <table:table-cell table:number-columns-repeated="2" office:value-type="string">
            <text:p>9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C</text:p>
          </table:table-cell>
          <table:table-cell office:value-type="string">
            <text:p>KURTIC</text:p>
          </table:table-cell>
          <table:table-cell office:value-type="string">
            <text:p>SASSUOLO</text:p>
          </table:table-cell>
          <table:table-cell table:number-columns-repeated="2" office:value-type="string">
            <text:p>9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C</text:p>
          </table:table-cell>
          <table:table-cell office:value-type="string">
            <text:p>BARRETO E.</text:p>
          </table:table-cell>
          <table:table-cell office:value-type="string">
            <text:p>PALERMO</text:p>
          </table:table-cell>
          <table:table-cell table:number-columns-repeated="2" office:value-type="string">
            <text:p>9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A</text:p>
          </table:table-cell>
          <table:table-cell office:value-type="string">
            <text:p>PALLADINO</text:p>
          </table:table-cell>
          <table:table-cell office:value-type="string">
            <text:p>PARMA</text:p>
          </table:table-cell>
          <table:table-cell table:number-columns-repeated="2" office:value-type="string">
            <text:p>9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C</text:p>
          </table:table-cell>
          <table:table-cell office:value-type="string">
            <text:p>VERDI</text:p>
          </table:table-cell>
          <table:table-cell office:value-type="string">
            <text:p>EMPOLI</text:p>
          </table:table-cell>
          <table:table-cell table:number-columns-repeated="2" office:value-type="string">
            <text:p>9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D</text:p>
          </table:table-cell>
          <table:table-cell office:value-type="string">
            <text:p>RADU</text:p>
          </table:table-cell>
          <table:table-cell office:value-type="string">
            <text:p>LAZIO</text:p>
          </table:table-cell>
          <table:table-cell table:number-columns-repeated="2" office:value-type="string">
            <text:p>9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C</text:p>
          </table:table-cell>
          <table:table-cell office:value-type="string">
            <text:p>M'VILA</text:p>
          </table:table-cell>
          <table:table-cell office:value-type="string">
            <text:p>INTER</text:p>
          </table:table-cell>
          <table:table-cell table:number-columns-repeated="2" office:value-type="string">
            <text:p>9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D</text:p>
          </table:table-cell>
          <table:table-cell office:value-type="string">
            <text:p>RANOCCHIA</text:p>
          </table:table-cell>
          <table:table-cell office:value-type="string">
            <text:p>INTER</text:p>
          </table:table-cell>
          <table:table-cell table:number-columns-repeated="2" office:value-type="string">
            <text:p>9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C</text:p>
          </table:table-cell>
          <table:table-cell office:value-type="string">
            <text:p>MUNTARI</text:p>
          </table:table-cell>
          <table:table-cell office:value-type="string">
            <text:p>MILAN</text:p>
          </table:table-cell>
          <table:table-cell table:number-columns-repeated="2" office:value-type="string">
            <text:p>9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A</text:p>
          </table:table-cell>
          <table:table-cell office:value-type="string">
            <text:p>BERNARDESCHI</text:p>
          </table:table-cell>
          <table:table-cell office:value-type="string">
            <text:p>FIORENTINA</text:p>
          </table:table-cell>
          <table:table-cell table:number-columns-repeated="2" office:value-type="string">
            <text:p>9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</text:p>
          </table:table-cell>
          <table:table-cell office:value-type="string">
            <text:p>CASCIONE</text:p>
          </table:table-cell>
          <table:table-cell office:value-type="string">
            <text:p>CESENA</text:p>
          </table:table-cell>
          <table:table-cell table:number-columns-repeated="2" office:value-type="string">
            <text:p>9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D</text:p>
          </table:table-cell>
          <table:table-cell office:value-type="string">
            <text:p>VRSALJKO</text:p>
          </table:table-cell>
          <table:table-cell office:value-type="string">
            <text:p>SASSUOLO</text:p>
          </table:table-cell>
          <table:table-cell table:number-columns-repeated="2" office:value-type="string">
            <text:p>9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C</text:p>
          </table:table-cell>
          <table:table-cell office:value-type="string">
            <text:p>MEDEL</text:p>
          </table:table-cell>
          <table:table-cell office:value-type="string">
            <text:p>INTER</text:p>
          </table:table-cell>
          <table:table-cell table:number-columns-repeated="2" office:value-type="string">
            <text:p>9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C</text:p>
          </table:table-cell>
          <table:table-cell office:value-type="string">
            <text:p>PEROTTI</text:p>
          </table:table-cell>
          <table:table-cell office:value-type="string">
            <text:p>GENOA</text:p>
          </table:table-cell>
          <table:table-cell table:number-columns-repeated="2" office:value-type="string">
            <text:p>9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C</text:p>
          </table:table-cell>
          <table:table-cell office:value-type="string">
            <text:p>BERTOLACCI</text:p>
          </table:table-cell>
          <table:table-cell office:value-type="string">
            <text:p>GENOA</text:p>
          </table:table-cell>
          <table:table-cell table:number-columns-repeated="2" office:value-type="string">
            <text:p>9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C</text:p>
          </table:table-cell>
          <table:table-cell office:value-type="string">
            <text:p>IAGO FALQUE</text:p>
          </table:table-cell>
          <table:table-cell office:value-type="string">
            <text:p>GENOA</text:p>
          </table:table-cell>
          <table:table-cell table:number-columns-repeated="2" office:value-type="string">
            <text:p>8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C</text:p>
          </table:table-cell>
          <table:table-cell office:value-type="string">
            <text:p>CRISTANTE</text:p>
          </table:table-cell>
          <table:table-cell office:value-type="string">
            <text:p>MILAN</text:p>
          </table:table-cell>
          <table:table-cell table:number-columns-repeated="2" office:value-type="string">
            <text:p>8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C</text:p>
          </table:table-cell>
          <table:table-cell office:value-type="string">
            <text:p>MAURI</text:p>
          </table:table-cell>
          <table:table-cell office:value-type="string">
            <text:p>LAZIO</text:p>
          </table:table-cell>
          <table:table-cell table:number-columns-repeated="2" office:value-type="string">
            <text:p>8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D</text:p>
          </table:table-cell>
          <table:table-cell office:value-type="string">
            <text:p>BASANTA</text:p>
          </table:table-cell>
          <table:table-cell office:value-type="string">
            <text:p>FIORENTINA</text:p>
          </table:table-cell>
          <table:table-cell table:number-columns-repeated="2" office:value-type="string">
            <text:p>8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C</text:p>
          </table:table-cell>
          <table:table-cell office:value-type="string">
            <text:p>SALA</text:p>
          </table:table-cell>
          <table:table-cell office:value-type="string">
            <text:p>VERONA</text:p>
          </table:table-cell>
          <table:table-cell table:number-columns-repeated="2" office:value-type="string">
            <text:p>8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D</text:p>
          </table:table-cell>
          <table:table-cell office:value-type="string">
            <text:p>MARQUEZ</text:p>
          </table:table-cell>
          <table:table-cell office:value-type="string">
            <text:p>VERONA</text:p>
          </table:table-cell>
          <table:table-cell table:number-columns-repeated="2" office:value-type="string">
            <text:p>8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C</text:p>
          </table:table-cell>
          <table:table-cell office:value-type="string">
            <text:p>CAMPANA</text:p>
          </table:table-cell>
          <table:table-cell office:value-type="string">
            <text:p>SAMPDORIA</text:p>
          </table:table-cell>
          <table:table-cell table:number-columns-repeated="2" office:value-type="string">
            <text:p>8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C</text:p>
          </table:table-cell>
          <table:table-cell office:value-type="string">
            <text:p>FARNERUD</text:p>
          </table:table-cell>
          <table:table-cell office:value-type="string">
            <text:p>TORINO</text:p>
          </table:table-cell>
          <table:table-cell table:number-columns-repeated="2" office:value-type="string">
            <text:p>8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D</text:p>
          </table:table-cell>
          <table:table-cell office:value-type="string">
            <text:p>RUGANI</text:p>
          </table:table-cell>
          <table:table-cell office:value-type="string">
            <text:p>EMPOLI</text:p>
          </table:table-cell>
          <table:table-cell table:number-columns-repeated="2" office:value-type="string">
            <text:p>8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</text:p>
          </table:table-cell>
          <table:table-cell office:value-type="string">
            <text:p>HETEMAJ</text:p>
          </table:table-cell>
          <table:table-cell office:value-type="string">
            <text:p>CHIEVO</text:p>
          </table:table-cell>
          <table:table-cell table:number-columns-repeated="2" office:value-type="string">
            <text:p>8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A</text:p>
          </table:table-cell>
          <table:table-cell office:value-type="string">
            <text:p>BARRETO P.</text:p>
          </table:table-cell>
          <table:table-cell office:value-type="string">
            <text:p>TORINO</text:p>
          </table:table-cell>
          <table:table-cell table:number-columns-repeated="2" office:value-type="string">
            <text:p>8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ANILO</text:p>
          </table:table-cell>
          <table:table-cell office:value-type="string">
            <text:p>UDINESE</text:p>
          </table:table-cell>
          <table:table-cell table:number-columns-repeated="2" office:value-type="string">
            <text:p>8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C</text:p>
          </table:table-cell>
          <table:table-cell office:value-type="string">
            <text:p>ALLAN</text:p>
          </table:table-cell>
          <table:table-cell office:value-type="string">
            <text:p>UDINESE</text:p>
          </table:table-cell>
          <table:table-cell table:number-columns-repeated="2" office:value-type="string">
            <text:p>8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A</text:p>
          </table:table-cell>
          <table:table-cell office:value-type="string">
            <text:p>FEDATO</text:p>
          </table:table-cell>
          <table:table-cell office:value-type="string">
            <text:p>SAMPDORIA</text:p>
          </table:table-cell>
          <table:table-cell table:number-columns-repeated="2" office:value-type="string">
            <text:p>8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D</text:p>
          </table:table-cell>
          <table:table-cell office:value-type="string">
            <text:p>HENRIQUE</text:p>
          </table:table-cell>
          <table:table-cell office:value-type="string">
            <text:p>NAPOLI</text:p>
          </table:table-cell>
          <table:table-cell table:number-columns-repeated="2" office:value-type="string">
            <text:p>8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C</text:p>
          </table:table-cell>
          <table:table-cell office:value-type="string">
            <text:p>PALOMBO</text:p>
          </table:table-cell>
          <table:table-cell office:value-type="string">
            <text:p>SAMPDORIA</text:p>
          </table:table-cell>
          <table:table-cell table:number-columns-repeated="2" office:value-type="string">
            <text:p>8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</text:p>
          </table:table-cell>
          <table:table-cell office:value-type="string">
            <text:p>BELLOMO</text:p>
          </table:table-cell>
          <table:table-cell office:value-type="string">
            <text:p>CHIEVO</text:p>
          </table:table-cell>
          <table:table-cell table:number-columns-repeated="2" office:value-type="string">
            <text:p>8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D</text:p>
          </table:table-cell>
          <table:table-cell office:value-type="string">
            <text:p>ABATE</text:p>
          </table:table-cell>
          <table:table-cell office:value-type="string">
            <text:p>MILAN</text:p>
          </table:table-cell>
          <table:table-cell table:number-columns-repeated="2" office:value-type="string">
            <text:p>8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C</text:p>
          </table:table-cell>
          <table:table-cell office:value-type="string">
            <text:p>ASAMOAH</text:p>
          </table:table-cell>
          <table:table-cell office:value-type="string">
            <text:p>JUVENTUS</text:p>
          </table:table-cell>
          <table:table-cell table:number-columns-repeated="2" office:value-type="string">
            <text:p>8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C</text:p>
          </table:table-cell>
          <table:table-cell office:value-type="string">
            <text:p>GRECO</text:p>
          </table:table-cell>
          <table:table-cell office:value-type="string">
            <text:p>GENOA</text:p>
          </table:table-cell>
          <table:table-cell table:number-columns-repeated="2" office:value-type="string">
            <text:p>8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A</text:p>
          </table:table-cell>
          <table:table-cell office:value-type="string">
            <text:p>AGUIRRE</text:p>
          </table:table-cell>
          <table:table-cell office:value-type="string">
            <text:p>EMPOLI</text:p>
          </table:table-cell>
          <table:table-cell table:number-columns-repeated="2" office:value-type="string">
            <text:p>8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</text:p>
          </table:table-cell>
          <table:table-cell office:value-type="string">
            <text:p>LEALI</text:p>
          </table:table-cell>
          <table:table-cell office:value-type="string">
            <text:p>CESENA</text:p>
          </table:table-cell>
          <table:table-cell table:number-columns-repeated="2" office:value-type="string">
            <text:p>8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</text:p>
          </table:table-cell>
          <table:table-cell office:value-type="string">
            <text:p>BASELLI</text:p>
          </table:table-cell>
          <table:table-cell office:value-type="string">
            <text:p>ATALANTA</text:p>
          </table:table-cell>
          <table:table-cell table:number-columns-repeated="2" office:value-type="string">
            <text:p>8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C</text:p>
          </table:table-cell>
          <table:table-cell office:value-type="string">
            <text:p>NOCERINO</text:p>
          </table:table-cell>
          <table:table-cell office:value-type="string">
            <text:p>TORINO</text:p>
          </table:table-cell>
          <table:table-cell table:number-columns-repeated="2" office:value-type="string">
            <text:p>8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GABRIEL SILVA</text:p>
          </table:table-cell>
          <table:table-cell office:value-type="string">
            <text:p>UDINESE</text:p>
          </table:table-cell>
          <table:table-cell table:number-columns-repeated="2" office:value-type="string">
            <text:p>8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C</text:p>
          </table:table-cell>
          <table:table-cell office:value-type="string">
            <text:p>ACQUAH</text:p>
          </table:table-cell>
          <table:table-cell office:value-type="string">
            <text:p>PARMA</text:p>
          </table:table-cell>
          <table:table-cell table:number-columns-repeated="2" office:value-type="string">
            <text:p>8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C</text:p>
          </table:table-cell>
          <table:table-cell office:value-type="string">
            <text:p>MARCHIONNI</text:p>
          </table:table-cell>
          <table:table-cell office:value-type="string">
            <text:p>PARMA</text:p>
          </table:table-cell>
          <table:table-cell table:number-columns-repeated="2" office:value-type="string">
            <text:p>8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</text:p>
          </table:table-cell>
          <table:table-cell office:value-type="string">
            <text:p>CARMONA</text:p>
          </table:table-cell>
          <table:table-cell office:value-type="string">
            <text:p>ATALANTA</text:p>
          </table:table-cell>
          <table:table-cell table:number-columns-repeated="2" office:value-type="string">
            <text:p>8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P</text:p>
          </table:table-cell>
          <table:table-cell office:value-type="string">
            <text:p>BASSI</text:p>
          </table:table-cell>
          <table:table-cell office:value-type="string">
            <text:p>EMPOLI</text:p>
          </table:table-cell>
          <table:table-cell table:number-columns-repeated="2" office:value-type="string">
            <text:p>8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D</text:p>
          </table:table-cell>
          <table:table-cell office:value-type="string">
            <text:p>JUAN JESUS</text:p>
          </table:table-cell>
          <table:table-cell office:value-type="string">
            <text:p>INTER</text:p>
          </table:table-cell>
          <table:table-cell table:number-columns-repeated="2" office:value-type="string">
            <text:p>8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A</text:p>
          </table:table-cell>
          <table:table-cell office:value-type="string">
            <text:p>POZZI</text:p>
          </table:table-cell>
          <table:table-cell office:value-type="string">
            <text:p>PARMA</text:p>
          </table:table-cell>
          <table:table-cell table:number-columns-repeated="2" office:value-type="string">
            <text:p>8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C</text:p>
          </table:table-cell>
          <table:table-cell office:value-type="string">
            <text:p>KRSTICIC</text:p>
          </table:table-cell>
          <table:table-cell office:value-type="string">
            <text:p>SAMPDORIA</text:p>
          </table:table-cell>
          <table:table-cell table:number-columns-repeated="2" office:value-type="string">
            <text:p>8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D</text:p>
          </table:table-cell>
          <table:table-cell office:value-type="string">
            <text:p>DOMIZZI</text:p>
          </table:table-cell>
          <table:table-cell office:value-type="string">
            <text:p>UDINESE</text:p>
          </table:table-cell>
          <table:table-cell table:number-columns-repeated="2" office:value-type="string">
            <text:p>8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C</text:p>
          </table:table-cell>
          <table:table-cell office:value-type="string">
            <text:p>MAGNANELLI</text:p>
          </table:table-cell>
          <table:table-cell office:value-type="string">
            <text:p>SASSUOLO</text:p>
          </table:table-cell>
          <table:table-cell table:number-columns-repeated="2" office:value-type="string">
            <text:p>7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</text:p>
          </table:table-cell>
          <table:table-cell office:value-type="string">
            <text:p>ZE' EDUARDO</text:p>
          </table:table-cell>
          <table:table-cell office:value-type="string">
            <text:p>CESENA</text:p>
          </table:table-cell>
          <table:table-cell table:number-columns-repeated="2" office:value-type="string">
            <text:p>7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</text:p>
          </table:table-cell>
          <table:table-cell office:value-type="string">
            <text:p>EKDAL</text:p>
          </table:table-cell>
          <table:table-cell office:value-type="string">
            <text:p>CAGLIARI</text:p>
          </table:table-cell>
          <table:table-cell table:number-columns-repeated="2" office:value-type="string">
            <text:p>7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D</text:p>
          </table:table-cell>
          <table:table-cell office:value-type="string">
            <text:p>DAINELLI</text:p>
          </table:table-cell>
          <table:table-cell office:value-type="string">
            <text:p>CHIEVO</text:p>
          </table:table-cell>
          <table:table-cell table:number-columns-repeated="2" office:value-type="string">
            <text:p>7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C</text:p>
          </table:table-cell>
          <table:table-cell office:value-type="string">
            <text:p>JOAQUIN</text:p>
          </table:table-cell>
          <table:table-cell office:value-type="string">
            <text:p>FIORENTINA</text:p>
          </table:table-cell>
          <table:table-cell table:number-columns-repeated="2" office:value-type="string">
            <text:p>7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D</text:p>
          </table:table-cell>
          <table:table-cell office:value-type="string">
            <text:p>GASTALDELLO</text:p>
          </table:table-cell>
          <table:table-cell office:value-type="string">
            <text:p>SAMPDORIA</text:p>
          </table:table-cell>
          <table:table-cell table:number-columns-repeated="2" office:value-type="string">
            <text:p>7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D</text:p>
          </table:table-cell>
          <table:table-cell office:value-type="string">
            <text:p>GOBBI</text:p>
          </table:table-cell>
          <table:table-cell office:value-type="string">
            <text:p>PARMA</text:p>
          </table:table-cell>
          <table:table-cell table:number-columns-repeated="2" office:value-type="string">
            <text:p>7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C</text:p>
          </table:table-cell>
          <table:table-cell office:value-type="string">
            <text:p>OBIANG</text:p>
          </table:table-cell>
          <table:table-cell office:value-type="string">
            <text:p>SAMPDORIA</text:p>
          </table:table-cell>
          <table:table-cell table:number-columns-repeated="2" office:value-type="string">
            <text:p>7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D</text:p>
          </table:table-cell>
          <table:table-cell office:value-type="string">
            <text:p>MAKSIMOVIC</text:p>
          </table:table-cell>
          <table:table-cell office:value-type="string">
            <text:p>TORINO</text:p>
          </table:table-cell>
          <table:table-cell table:number-columns-repeated="2" office:value-type="string">
            <text:p>7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A</text:p>
          </table:table-cell>
          <table:table-cell office:value-type="string">
            <text:p>MEGGIORINI</text:p>
          </table:table-cell>
          <table:table-cell office:value-type="string">
            <text:p>CHIEVO</text:p>
          </table:table-cell>
          <table:table-cell table:number-columns-repeated="2" office:value-type="string">
            <text:p>7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C</text:p>
          </table:table-cell>
          <table:table-cell office:value-type="string">
            <text:p>BIGLIA</text:p>
          </table:table-cell>
          <table:table-cell office:value-type="string">
            <text:p>LAZIO</text:p>
          </table:table-cell>
          <table:table-cell table:number-columns-repeated="2" office:value-type="string">
            <text:p>7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D</text:p>
          </table:table-cell>
          <table:table-cell office:value-type="string">
            <text:p>REGINI</text:p>
          </table:table-cell>
          <table:table-cell office:value-type="string">
            <text:p>SAMPDORIA</text:p>
          </table:table-cell>
          <table:table-cell table:number-columns-repeated="2" office:value-type="string">
            <text:p>7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C</text:p>
          </table:table-cell>
          <table:table-cell office:value-type="string">
            <text:p>GALLOPPA</text:p>
          </table:table-cell>
          <table:table-cell office:value-type="string">
            <text:p>PARMA</text:p>
          </table:table-cell>
          <table:table-cell table:number-columns-repeated="2" office:value-type="string">
            <text:p>7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D</text:p>
          </table:table-cell>
          <table:table-cell office:value-type="string">
            <text:p>FERNANDEZ F.</text:p>
          </table:table-cell>
          <table:table-cell office:value-type="string">
            <text:p>NAPOLI</text:p>
          </table:table-cell>
          <table:table-cell table:number-columns-repeated="2" office:value-type="string">
            <text:p>7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C</text:p>
          </table:table-cell>
          <table:table-cell office:value-type="string">
            <text:p>QUAISON</text:p>
          </table:table-cell>
          <table:table-cell office:value-type="string">
            <text:p>PALERMO</text:p>
          </table:table-cell>
          <table:table-cell table:number-columns-repeated="2" office:value-type="string">
            <text:p>7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D</text:p>
          </table:table-cell>
          <table:table-cell office:value-type="string">
            <text:p>GLIK</text:p>
          </table:table-cell>
          <table:table-cell office:value-type="string">
            <text:p>TORINO</text:p>
          </table:table-cell>
          <table:table-cell table:number-columns-repeated="2" office:value-type="string">
            <text:p>7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D</text:p>
          </table:table-cell>
          <table:table-cell office:value-type="string">
            <text:p>PELUSO</text:p>
          </table:table-cell>
          <table:table-cell office:value-type="string">
            <text:p>SASSUOLO</text:p>
          </table:table-cell>
          <table:table-cell table:number-columns-repeated="2" office:value-type="string">
            <text:p>7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C</text:p>
          </table:table-cell>
          <table:table-cell office:value-type="string">
            <text:p>PINZI</text:p>
          </table:table-cell>
          <table:table-cell office:value-type="string">
            <text:p>UDINESE</text:p>
          </table:table-cell>
          <table:table-cell table:number-columns-repeated="2" office:value-type="string">
            <text:p>7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D</text:p>
          </table:table-cell>
          <table:table-cell office:value-type="string">
            <text:p>CANA</text:p>
          </table:table-cell>
          <table:table-cell office:value-type="string">
            <text:p>LAZIO</text:p>
          </table:table-cell>
          <table:table-cell table:number-columns-repeated="2" office:value-type="string">
            <text:p>7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D</text:p>
          </table:table-cell>
          <table:table-cell office:value-type="string">
            <text:p>MARCHESE</text:p>
          </table:table-cell>
          <table:table-cell office:value-type="string">
            <text:p>GENOA</text:p>
          </table:table-cell>
          <table:table-cell table:number-columns-repeated="2" office:value-type="string">
            <text:p>7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C</text:p>
          </table:table-cell>
          <table:table-cell office:value-type="string">
            <text:p>FERNANDEZ M.</text:p>
          </table:table-cell>
          <table:table-cell office:value-type="string">
            <text:p>FIORENTINA</text:p>
          </table:table-cell>
          <table:table-cell table:number-columns-repeated="2" office:value-type="string">
            <text:p>7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</text:p>
          </table:table-cell>
          <table:table-cell office:value-type="string">
            <text:p>IZCO</text:p>
          </table:table-cell>
          <table:table-cell office:value-type="string">
            <text:p>CHIEVO</text:p>
          </table:table-cell>
          <table:table-cell table:number-columns-repeated="2" office:value-type="string">
            <text:p>7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</text:p>
          </table:table-cell>
          <table:table-cell office:value-type="string">
            <text:p>CRISETIG</text:p>
          </table:table-cell>
          <table:table-cell office:value-type="string">
            <text:p>CAGLIARI</text:p>
          </table:table-cell>
          <table:table-cell table:number-columns-repeated="2" office:value-type="string">
            <text:p>7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</text:p>
          </table:table-cell>
          <table:table-cell office:value-type="string">
            <text:p>DRAME'</text:p>
          </table:table-cell>
          <table:table-cell office:value-type="string">
            <text:p>ATALANTA</text:p>
          </table:table-cell>
          <table:table-cell table:number-columns-repeated="2" office:value-type="string">
            <text:p>7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D</text:p>
          </table:table-cell>
          <table:table-cell office:value-type="string">
            <text:p>MUNOZ</text:p>
          </table:table-cell>
          <table:table-cell office:value-type="string">
            <text:p>PALERMO</text:p>
          </table:table-cell>
          <table:table-cell table:number-columns-repeated="2" office:value-type="string">
            <text:p>7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D</text:p>
          </table:table-cell>
          <table:table-cell office:value-type="string">
            <text:p>KOULIBALY</text:p>
          </table:table-cell>
          <table:table-cell office:value-type="string">
            <text:p>NAPOLI</text:p>
          </table:table-cell>
          <table:table-cell table:number-columns-repeated="2" office:value-type="string">
            <text:p>7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D</text:p>
          </table:table-cell>
          <table:table-cell office:value-type="string">
            <text:p>WIDMER</text:p>
          </table:table-cell>
          <table:table-cell office:value-type="string">
            <text:p>UDINESE</text:p>
          </table:table-cell>
          <table:table-cell table:number-columns-repeated="2" office:value-type="string">
            <text:p>7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A</text:p>
          </table:table-cell>
          <table:table-cell office:value-type="string">
            <text:p>BOTTA</text:p>
          </table:table-cell>
          <table:table-cell office:value-type="string">
            <text:p>INTER</text:p>
          </table:table-cell>
          <table:table-cell table:number-columns-repeated="2" office:value-type="string">
            <text:p>7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C</text:p>
          </table:table-cell>
          <table:table-cell office:value-type="string">
            <text:p>GUILHERME</text:p>
          </table:table-cell>
          <table:table-cell office:value-type="string">
            <text:p>UDINESE</text:p>
          </table:table-cell>
          <table:table-cell table:number-columns-repeated="2" office:value-type="string">
            <text:p>7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C</text:p>
          </table:table-cell>
          <table:table-cell office:value-type="string">
            <text:p>BRIGHI</text:p>
          </table:table-cell>
          <table:table-cell office:value-type="string">
            <text:p>SASSUOLO</text:p>
          </table:table-cell>
          <table:table-cell table:number-columns-repeated="2" office:value-type="string">
            <text:p>7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D</text:p>
          </table:table-cell>
          <table:table-cell office:value-type="string">
            <text:p>CAPUANO</text:p>
          </table:table-cell>
          <table:table-cell office:value-type="string">
            <text:p>CAGLIARI</text:p>
          </table:table-cell>
          <table:table-cell table:number-columns-repeated="2" office:value-type="string">
            <text:p>7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C</text:p>
          </table:table-cell>
          <table:table-cell office:value-type="string">
            <text:p>TACHTSIDIS</text:p>
          </table:table-cell>
          <table:table-cell office:value-type="string">
            <text:p>VERONA</text:p>
          </table:table-cell>
          <table:table-cell table:number-columns-repeated="2" office:value-type="string">
            <text:p>7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</text:p>
          </table:table-cell>
          <table:table-cell office:value-type="string">
            <text:p>GIORGI</text:p>
          </table:table-cell>
          <table:table-cell office:value-type="string">
            <text:p>CESENA</text:p>
          </table:table-cell>
          <table:table-cell table:number-columns-repeated="2" office:value-type="string">
            <text:p>7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D</text:p>
          </table:table-cell>
          <table:table-cell office:value-type="string">
            <text:p>GAMBERINI</text:p>
          </table:table-cell>
          <table:table-cell office:value-type="string">
            <text:p>CHIEVO</text:p>
          </table:table-cell>
          <table:table-cell table:number-columns-repeated="2" office:value-type="string">
            <text:p>7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D</text:p>
          </table:table-cell>
          <table:table-cell office:value-type="string">
            <text:p>TOMOVIC</text:p>
          </table:table-cell>
          <table:table-cell office:value-type="string">
            <text:p>FIORENTINA</text:p>
          </table:table-cell>
          <table:table-cell table:number-columns-repeated="2" office:value-type="string">
            <text:p>7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D</text:p>
          </table:table-cell>
          <table:table-cell office:value-type="string">
            <text:p>ROSI</text:p>
          </table:table-cell>
          <table:table-cell office:value-type="string">
            <text:p>GENOA</text:p>
          </table:table-cell>
          <table:table-cell table:number-columns-repeated="2" office:value-type="string">
            <text:p>6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C</text:p>
          </table:table-cell>
          <table:table-cell office:value-type="string">
            <text:p>BENASSI</text:p>
          </table:table-cell>
          <table:table-cell office:value-type="string">
            <text:p>TORINO</text:p>
          </table:table-cell>
          <table:table-cell table:number-columns-repeated="2" office:value-type="string">
            <text:p>6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P</text:p>
          </table:table-cell>
          <table:table-cell office:value-type="string">
            <text:p>ROMERO</text:p>
          </table:table-cell>
          <table:table-cell office:value-type="string">
            <text:p>SAMPDORIA</text:p>
          </table:table-cell>
          <table:table-cell table:number-columns-repeated="2" office:value-type="string">
            <text:p>6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D</text:p>
          </table:table-cell>
          <table:table-cell office:value-type="string">
            <text:p>DODO'</text:p>
          </table:table-cell>
          <table:table-cell office:value-type="string">
            <text:p>INTER</text:p>
          </table:table-cell>
          <table:table-cell table:number-columns-repeated="2" office:value-type="string">
            <text:p>6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C</text:p>
          </table:table-cell>
          <table:table-cell office:value-type="string">
            <text:p>ESSIEN</text:p>
          </table:table-cell>
          <table:table-cell office:value-type="string">
            <text:p>MILAN</text:p>
          </table:table-cell>
          <table:table-cell table:number-columns-repeated="2" office:value-type="string">
            <text:p>6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C</text:p>
          </table:table-cell>
          <table:table-cell office:value-type="string">
            <text:p>GUARENTE</text:p>
          </table:table-cell>
          <table:table-cell office:value-type="string">
            <text:p>EMPOLI</text:p>
          </table:table-cell>
          <table:table-cell table:number-columns-repeated="2" office:value-type="string">
            <text:p>6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</text:p>
          </table:table-cell>
          <table:table-cell office:value-type="string">
            <text:p>ROSSETTINI</text:p>
          </table:table-cell>
          <table:table-cell office:value-type="string">
            <text:p>CAGLIARI</text:p>
          </table:table-cell>
          <table:table-cell table:number-columns-repeated="2" office:value-type="string">
            <text:p>6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D</text:p>
          </table:table-cell>
          <table:table-cell office:value-type="string">
            <text:p>TERZI</text:p>
          </table:table-cell>
          <table:table-cell office:value-type="string">
            <text:p>PALERMO</text:p>
          </table:table-cell>
          <table:table-cell table:number-columns-repeated="2" office:value-type="string">
            <text:p>6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D</text:p>
          </table:table-cell>
          <table:table-cell office:value-type="string">
            <text:p>CACCIATORE</text:p>
          </table:table-cell>
          <table:table-cell office:value-type="string">
            <text:p>SAMPDORIA</text:p>
          </table:table-cell>
          <table:table-cell table:number-columns-repeated="2" office:value-type="string">
            <text:p>6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D</text:p>
          </table:table-cell>
          <table:table-cell office:value-type="string">
            <text:p>MORAS</text:p>
          </table:table-cell>
          <table:table-cell office:value-type="string">
            <text:p>VERONA</text:p>
          </table:table-cell>
          <table:table-cell table:number-columns-repeated="2" office:value-type="string">
            <text:p>6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D</text:p>
          </table:table-cell>
          <table:table-cell office:value-type="string">
            <text:p>LUNA</text:p>
          </table:table-cell>
          <table:table-cell office:value-type="string">
            <text:p>VERONA</text:p>
          </table:table-cell>
          <table:table-cell table:number-columns-repeated="2" office:value-type="string">
            <text:p>6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</text:p>
          </table:table-cell>
          <table:table-cell office:value-type="string">
            <text:p>COLOMBI</text:p>
          </table:table-cell>
          <table:table-cell office:value-type="string">
            <text:p>CAGLIARI</text:p>
          </table:table-cell>
          <table:table-cell table:number-columns-repeated="2" office:value-type="string">
            <text:p>6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</text:p>
          </table:table-cell>
          <table:table-cell office:value-type="string">
            <text:p>DESSENA</text:p>
          </table:table-cell>
          <table:table-cell office:value-type="string">
            <text:p>CAGLIARI</text:p>
          </table:table-cell>
          <table:table-cell table:number-columns-repeated="2" office:value-type="string">
            <text:p>6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</text:p>
          </table:table-cell>
          <table:table-cell office:value-type="string">
            <text:p>DJURIC</text:p>
          </table:table-cell>
          <table:table-cell office:value-type="string">
            <text:p>CESENA</text:p>
          </table:table-cell>
          <table:table-cell table:number-columns-repeated="2" office:value-type="string">
            <text:p>6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</text:p>
          </table:table-cell>
          <table:table-cell office:value-type="string">
            <text:p>CAZZOLA</text:p>
          </table:table-cell>
          <table:table-cell office:value-type="string">
            <text:p>CESENA</text:p>
          </table:table-cell>
          <table:table-cell table:number-columns-repeated="2" office:value-type="string">
            <text:p>6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D</text:p>
          </table:table-cell>
          <table:table-cell office:value-type="string">
            <text:p>RENZETTI</text:p>
          </table:table-cell>
          <table:table-cell office:value-type="string">
            <text:p>CESENA</text:p>
          </table:table-cell>
          <table:table-cell table:number-columns-repeated="2" office:value-type="string">
            <text:p>6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C</text:p>
          </table:table-cell>
          <table:table-cell office:value-type="string">
            <text:p>STURARO</text:p>
          </table:table-cell>
          <table:table-cell office:value-type="string">
            <text:p>GENOA</text:p>
          </table:table-cell>
          <table:table-cell table:number-columns-repeated="2" office:value-type="string">
            <text:p>6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D</text:p>
          </table:table-cell>
          <table:table-cell office:value-type="string">
            <text:p>MORETTI</text:p>
          </table:table-cell>
          <table:table-cell office:value-type="string">
            <text:p>TORINO</text:p>
          </table:table-cell>
          <table:table-cell table:number-columns-repeated="2" office:value-type="string">
            <text:p>6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A</text:p>
          </table:table-cell>
          <table:table-cell office:value-type="string">
            <text:p>MARTINEZ</text:p>
          </table:table-cell>
          <table:table-cell office:value-type="string">
            <text:p>TORINO</text:p>
          </table:table-cell>
          <table:table-cell table:number-columns-repeated="2" office:value-type="string">
            <text:p>6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A</text:p>
          </table:table-cell>
          <table:table-cell office:value-type="string">
            <text:p>NIANG</text:p>
          </table:table-cell>
          <table:table-cell office:value-type="string">
            <text:p>MILAN</text:p>
          </table:table-cell>
          <table:table-cell table:number-columns-repeated="2" office:value-type="string">
            <text:p>6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C</text:p>
          </table:table-cell>
          <table:table-cell office:value-type="string">
            <text:p>RIERA</text:p>
          </table:table-cell>
          <table:table-cell office:value-type="string">
            <text:p>UDINESE</text:p>
          </table:table-cell>
          <table:table-cell table:number-columns-repeated="2" office:value-type="string">
            <text:p>6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D</text:p>
          </table:table-cell>
          <table:table-cell office:value-type="string">
            <text:p>TERRANOVA</text:p>
          </table:table-cell>
          <table:table-cell office:value-type="string">
            <text:p>SASSUOLO</text:p>
          </table:table-cell>
          <table:table-cell table:number-columns-repeated="2" office:value-type="string">
            <text:p>6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D</text:p>
          </table:table-cell>
          <table:table-cell office:value-type="string">
            <text:p>MANFREDINI</text:p>
          </table:table-cell>
          <table:table-cell office:value-type="string">
            <text:p>SASSUOLO</text:p>
          </table:table-cell>
          <table:table-cell table:number-columns-repeated="2" office:value-type="string">
            <text:p>6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P</text:p>
          </table:table-cell>
          <table:table-cell office:value-type="string">
            <text:p>AGAZZI</text:p>
          </table:table-cell>
          <table:table-cell office:value-type="string">
            <text:p>MILAN</text:p>
          </table:table-cell>
          <table:table-cell table:number-columns-repeated="2" office:value-type="string">
            <text:p>6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D</text:p>
          </table:table-cell>
          <table:table-cell office:value-type="string">
            <text:p>CAPELLI</text:p>
          </table:table-cell>
          <table:table-cell office:value-type="string">
            <text:p>CESENA</text:p>
          </table:table-cell>
          <table:table-cell table:number-columns-repeated="2" office:value-type="string">
            <text:p>6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C</text:p>
          </table:table-cell>
          <table:table-cell office:value-type="string">
            <text:p>LAZZARI</text:p>
          </table:table-cell>
          <table:table-cell office:value-type="string">
            <text:p>FIORENTINA</text:p>
          </table:table-cell>
          <table:table-cell table:number-columns-repeated="2" office:value-type="string">
            <text:p>6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D</text:p>
          </table:table-cell>
          <table:table-cell office:value-type="string">
            <text:p>LUCCHINI</text:p>
          </table:table-cell>
          <table:table-cell office:value-type="string">
            <text:p>CESENA</text:p>
          </table:table-cell>
          <table:table-cell table:number-columns-repeated="2" office:value-type="string">
            <text:p>6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</text:p>
          </table:table-cell>
          <table:table-cell office:value-type="string">
            <text:p>D'ALESSANDRO</text:p>
          </table:table-cell>
          <table:table-cell office:value-type="string">
            <text:p>ATALANTA</text:p>
          </table:table-cell>
          <table:table-cell table:number-columns-repeated="2" office:value-type="string">
            <text:p>6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D</text:p>
          </table:table-cell>
          <table:table-cell office:value-type="string">
            <text:p>BURDISSO</text:p>
          </table:table-cell>
          <table:table-cell office:value-type="string">
            <text:p>GENOA</text:p>
          </table:table-cell>
          <table:table-cell table:number-columns-repeated="2" office:value-type="string">
            <text:p>6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C</text:p>
          </table:table-cell>
          <table:table-cell office:value-type="string">
            <text:p>BADU</text:p>
          </table:table-cell>
          <table:table-cell office:value-type="string">
            <text:p>UDINESE</text:p>
          </table:table-cell>
          <table:table-cell table:number-columns-repeated="2" office:value-type="string">
            <text:p>6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C</text:p>
          </table:table-cell>
          <table:table-cell office:value-type="string">
            <text:p>VIVES</text:p>
          </table:table-cell>
          <table:table-cell office:value-type="string">
            <text:p>TORINO</text:p>
          </table:table-cell>
          <table:table-cell table:number-columns-repeated="2" office:value-type="string">
            <text:p>6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C</text:p>
          </table:table-cell>
          <table:table-cell office:value-type="string">
            <text:p>CHOCHEV</text:p>
          </table:table-cell>
          <table:table-cell office:value-type="string">
            <text:p>PALERMO</text:p>
          </table:table-cell>
          <table:table-cell table:number-columns-repeated="2" office:value-type="string">
            <text:p>6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BENALOUANE</text:p>
          </table:table-cell>
          <table:table-cell office:value-type="string">
            <text:p>ATALANTA</text:p>
          </table:table-cell>
          <table:table-cell table:number-columns-repeated="2" office:value-type="string">
            <text:p>6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C</text:p>
          </table:table-cell>
          <table:table-cell office:value-type="string">
            <text:p>CROCE</text:p>
          </table:table-cell>
          <table:table-cell office:value-type="string">
            <text:p>EMPOLI</text:p>
          </table:table-cell>
          <table:table-cell table:number-columns-repeated="2" office:value-type="string">
            <text:p>6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office:value-type="string">
            <text:p>BIAVA</text:p>
          </table:table-cell>
          <table:table-cell office:value-type="string">
            <text:p>ATALANTA</text:p>
          </table:table-cell>
          <table:table-cell table:number-columns-repeated="2" office:value-type="string">
            <text:p>6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D</text:p>
          </table:table-cell>
          <table:table-cell office:value-type="string">
            <text:p>CANNAVARO</text:p>
          </table:table-cell>
          <table:table-cell office:value-type="string">
            <text:p>SASSUOLO</text:p>
          </table:table-cell>
          <table:table-cell table:number-columns-repeated="2" office:value-type="string">
            <text:p>6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D</text:p>
          </table:table-cell>
          <table:table-cell office:value-type="string">
            <text:p>MARTIC</text:p>
          </table:table-cell>
          <table:table-cell office:value-type="string">
            <text:p>VERONA</text:p>
          </table:table-cell>
          <table:table-cell table:number-columns-repeated="2" office:value-type="string">
            <text:p>5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A</text:p>
          </table:table-cell>
          <table:table-cell office:value-type="string">
            <text:p>FARIAS</text:p>
          </table:table-cell>
          <table:table-cell office:value-type="string">
            <text:p>CAGLIARI</text:p>
          </table:table-cell>
          <table:table-cell table:number-columns-repeated="2" office:value-type="string">
            <text:p>5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C</text:p>
          </table:table-cell>
          <table:table-cell office:value-type="string">
            <text:p>COFIE</text:p>
          </table:table-cell>
          <table:table-cell office:value-type="string">
            <text:p>GENOA</text:p>
          </table:table-cell>
          <table:table-cell table:number-columns-repeated="2" office:value-type="string">
            <text:p>5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C</text:p>
          </table:table-cell>
          <table:table-cell office:value-type="string">
            <text:p>WOLSKI</text:p>
          </table:table-cell>
          <table:table-cell office:value-type="string">
            <text:p>FIORENTINA</text:p>
          </table:table-cell>
          <table:table-cell table:number-columns-repeated="2" office:value-type="string">
            <text:p>5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D</text:p>
          </table:table-cell>
          <table:table-cell office:value-type="string">
            <text:p>ARIAUDO</text:p>
          </table:table-cell>
          <table:table-cell office:value-type="string">
            <text:p>SASSUOLO</text:p>
          </table:table-cell>
          <table:table-cell table:number-columns-repeated="2" office:value-type="string">
            <text:p>5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D</text:p>
          </table:table-cell>
          <table:table-cell office:value-type="string">
            <text:p>MORGANELLA</text:p>
          </table:table-cell>
          <table:table-cell office:value-type="string">
            <text:p>PALERMO</text:p>
          </table:table-cell>
          <table:table-cell table:number-columns-repeated="2" office:value-type="string">
            <text:p>5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D</text:p>
          </table:table-cell>
          <table:table-cell office:value-type="string">
            <text:p>MAGGIO</text:p>
          </table:table-cell>
          <table:table-cell office:value-type="string">
            <text:p>NAPOLI</text:p>
          </table:table-cell>
          <table:table-cell table:number-columns-repeated="2" office:value-type="string">
            <text:p>5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C</text:p>
          </table:table-cell>
          <table:table-cell office:value-type="string">
            <text:p>BOLZONI</text:p>
          </table:table-cell>
          <table:table-cell office:value-type="string">
            <text:p>PALERMO</text:p>
          </table:table-cell>
          <table:table-cell table:number-columns-repeated="2" office:value-type="string">
            <text:p>5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D</text:p>
          </table:table-cell>
          <table:table-cell office:value-type="string">
            <text:p>BALZARETTI</text:p>
          </table:table-cell>
          <table:table-cell office:value-type="string">
            <text:p>ROMA</text:p>
          </table:table-cell>
          <table:table-cell table:number-columns-repeated="2" office:value-type="string">
            <text:p>5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D</text:p>
          </table:table-cell>
          <table:table-cell office:value-type="string">
            <text:p>DE MAIO</text:p>
          </table:table-cell>
          <table:table-cell office:value-type="string">
            <text:p>GENOA</text:p>
          </table:table-cell>
          <table:table-cell table:number-columns-repeated="2" office:value-type="string">
            <text:p>5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D</text:p>
          </table:table-cell>
          <table:table-cell office:value-type="string">
            <text:p>CACERES</text:p>
          </table:table-cell>
          <table:table-cell office:value-type="string">
            <text:p>JUVENTUS</text:p>
          </table:table-cell>
          <table:table-cell table:number-columns-repeated="2" office:value-type="string">
            <text:p>5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</text:p>
          </table:table-cell>
          <table:table-cell office:value-type="string">
            <text:p>BRIENZA</text:p>
          </table:table-cell>
          <table:table-cell office:value-type="string">
            <text:p>CESENA</text:p>
          </table:table-cell>
          <table:table-cell table:number-columns-repeated="2" office:value-type="string">
            <text:p>5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</text:p>
          </table:table-cell>
          <table:table-cell office:value-type="string">
            <text:p>RAIMONDI</text:p>
          </table:table-cell>
          <table:table-cell office:value-type="string">
            <text:p>ATALANTA</text:p>
          </table:table-cell>
          <table:table-cell table:number-columns-repeated="2" office:value-type="string">
            <text:p>5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D</text:p>
          </table:table-cell>
          <table:table-cell office:value-type="string">
            <text:p>TONELLI</text:p>
          </table:table-cell>
          <table:table-cell office:value-type="string">
            <text:p>EMPOLI</text:p>
          </table:table-cell>
          <table:table-cell table:number-columns-repeated="2" office:value-type="string">
            <text:p>5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C</text:p>
          </table:table-cell>
          <table:table-cell office:value-type="string">
            <text:p>DUNCAN</text:p>
          </table:table-cell>
          <table:table-cell office:value-type="string">
            <text:p>SAMPDORIA</text:p>
          </table:table-cell>
          <table:table-cell table:number-columns-repeated="2" office:value-type="string">
            <text:p>5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D</text:p>
          </table:table-cell>
          <table:table-cell office:value-type="string">
            <text:p>RODRIGUEZ GU.</text:p>
          </table:table-cell>
          <table:table-cell office:value-type="string">
            <text:p>VERONA</text:p>
          </table:table-cell>
          <table:table-cell table:number-columns-repeated="2" office:value-type="string">
            <text:p>5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C</text:p>
          </table:table-cell>
          <table:table-cell office:value-type="string">
            <text:p>SANCHEZ MINO</text:p>
          </table:table-cell>
          <table:table-cell office:value-type="string">
            <text:p>TORINO</text:p>
          </table:table-cell>
          <table:table-cell table:number-columns-repeated="2" office:value-type="string">
            <text:p>5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D</text:p>
          </table:table-cell>
          <table:table-cell office:value-type="string">
            <text:p>ARMERO</text:p>
          </table:table-cell>
          <table:table-cell office:value-type="string">
            <text:p>MILAN</text:p>
          </table:table-cell>
          <table:table-cell table:number-columns-repeated="2" office:value-type="string">
            <text:p>5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C</text:p>
          </table:table-cell>
          <table:table-cell office:value-type="string">
            <text:p>MISSIROLI</text:p>
          </table:table-cell>
          <table:table-cell office:value-type="string">
            <text:p>SASSUOLO</text:p>
          </table:table-cell>
          <table:table-cell table:number-columns-repeated="2" office:value-type="string">
            <text:p>5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D</text:p>
          </table:table-cell>
          <table:table-cell office:value-type="string">
            <text:p>BOVO</text:p>
          </table:table-cell>
          <table:table-cell office:value-type="string">
            <text:p>TORINO</text:p>
          </table:table-cell>
          <table:table-cell table:number-columns-repeated="2" office:value-type="string">
            <text:p>5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D</text:p>
          </table:table-cell>
          <table:table-cell office:value-type="string">
            <text:p>TOROSIDIS</text:p>
          </table:table-cell>
          <table:table-cell office:value-type="string">
            <text:p>ROMA</text:p>
          </table:table-cell>
          <table:table-cell table:number-columns-repeated="2" office:value-type="string">
            <text:p>5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D</text:p>
          </table:table-cell>
          <table:table-cell office:value-type="string">
            <text:p>ANDELKOVIC</text:p>
          </table:table-cell>
          <table:table-cell office:value-type="string">
            <text:p>PALERMO</text:p>
          </table:table-cell>
          <table:table-cell table:number-columns-repeated="2" office:value-type="string">
            <text:p>5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C</text:p>
          </table:table-cell>
          <table:table-cell office:value-type="string">
            <text:p>BRILLANTE</text:p>
          </table:table-cell>
          <table:table-cell office:value-type="string">
            <text:p>FIORENTINA</text:p>
          </table:table-cell>
          <table:table-cell table:number-columns-repeated="2" office:value-type="string">
            <text:p>5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D</text:p>
          </table:table-cell>
          <table:table-cell office:value-type="string">
            <text:p>MURRU</text:p>
          </table:table-cell>
          <table:table-cell office:value-type="string">
            <text:p>CAGLIARI</text:p>
          </table:table-cell>
          <table:table-cell table:number-columns-repeated="2" office:value-type="string">
            <text:p>5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C</text:p>
          </table:table-cell>
          <table:table-cell office:value-type="string">
            <text:p>VECINO</text:p>
          </table:table-cell>
          <table:table-cell office:value-type="string">
            <text:p>EMPOLI</text:p>
          </table:table-cell>
          <table:table-cell table:number-columns-repeated="2" office:value-type="string">
            <text:p>5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C</text:p>
          </table:table-cell>
          <table:table-cell office:value-type="string">
            <text:p>GONZALEZ ALV.</text:p>
          </table:table-cell>
          <table:table-cell office:value-type="string">
            <text:p>LAZIO</text:p>
          </table:table-cell>
          <table:table-cell table:number-columns-repeated="2" office:value-type="string">
            <text:p>5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D</text:p>
          </table:table-cell>
          <table:table-cell office:value-type="string">
            <text:p>BIRAGHI</text:p>
          </table:table-cell>
          <table:table-cell office:value-type="string">
            <text:p>CHIEVO</text:p>
          </table:table-cell>
          <table:table-cell table:number-columns-repeated="2" office:value-type="string">
            <text:p>5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C</text:p>
          </table:table-cell>
          <table:table-cell office:value-type="string">
            <text:p>SAPONARA</text:p>
          </table:table-cell>
          <table:table-cell office:value-type="string">
            <text:p>MILAN</text:p>
          </table:table-cell>
          <table:table-cell table:number-columns-repeated="2" office:value-type="string">
            <text:p>5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D</text:p>
          </table:table-cell>
          <table:table-cell office:value-type="string">
            <text:p>D'AMBROSIO</text:p>
          </table:table-cell>
          <table:table-cell office:value-type="string">
            <text:p>INTER</text:p>
          </table:table-cell>
          <table:table-cell table:number-columns-repeated="2" office:value-type="string">
            <text:p>5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D</text:p>
          </table:table-cell>
          <table:table-cell office:value-type="string">
            <text:p>LAZAAR</text:p>
          </table:table-cell>
          <table:table-cell office:value-type="string">
            <text:p>PALERMO</text:p>
          </table:table-cell>
          <table:table-cell table:number-columns-repeated="2" office:value-type="string">
            <text:p>5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C</text:p>
          </table:table-cell>
          <table:table-cell office:value-type="string">
            <text:p>MARESCA</text:p>
          </table:table-cell>
          <table:table-cell office:value-type="string">
            <text:p>PALERMO</text:p>
          </table:table-cell>
          <table:table-cell table:number-columns-repeated="2" office:value-type="string">
            <text:p>5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C</text:p>
          </table:table-cell>
          <table:table-cell office:value-type="string">
            <text:p>RUBEN PEREZ</text:p>
          </table:table-cell>
          <table:table-cell office:value-type="string">
            <text:p>TORINO</text:p>
          </table:table-cell>
          <table:table-cell table:number-columns-repeated="2" office:value-type="string">
            <text:p>5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P</text:p>
          </table:table-cell>
          <table:table-cell office:value-type="string">
            <text:p>BRKIC</text:p>
          </table:table-cell>
          <table:table-cell office:value-type="string">
            <text:p>UDINESE</text:p>
          </table:table-cell>
          <table:table-cell table:number-columns-repeated="2" office:value-type="string">
            <text:p>5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D</text:p>
          </table:table-cell>
          <table:table-cell office:value-type="string">
            <text:p>MARQUES</text:p>
          </table:table-cell>
          <table:table-cell office:value-type="string">
            <text:p>VERONA</text:p>
          </table:table-cell>
          <table:table-cell table:number-columns-repeated="2" office:value-type="string">
            <text:p>5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C</text:p>
          </table:table-cell>
          <table:table-cell office:value-type="string">
            <text:p>BIONDINI</text:p>
          </table:table-cell>
          <table:table-cell office:value-type="string">
            <text:p>SASSUOLO</text:p>
          </table:table-cell>
          <table:table-cell table:number-columns-repeated="2" office:value-type="string">
            <text:p>5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A</text:p>
          </table:table-cell>
          <table:table-cell office:value-type="string">
            <text:p>SANABRIA</text:p>
          </table:table-cell>
          <table:table-cell office:value-type="string">
            <text:p>ROMA</text:p>
          </table:table-cell>
          <table:table-cell table:number-columns-repeated="2" office:value-type="string">
            <text:p>5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D</text:p>
          </table:table-cell>
          <table:table-cell office:value-type="string">
            <text:p>SARDO</text:p>
          </table:table-cell>
          <table:table-cell office:value-type="string">
            <text:p>CHIEVO</text:p>
          </table:table-cell>
          <table:table-cell table:number-columns-repeated="2" office:value-type="string">
            <text:p>5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C</text:p>
          </table:table-cell>
          <table:table-cell office:value-type="string">
            <text:p>BENTIVOGLIO</text:p>
          </table:table-cell>
          <table:table-cell office:value-type="string">
            <text:p>CHIEVO</text:p>
          </table:table-cell>
          <table:table-cell table:number-columns-repeated="2" office:value-type="string">
            <text:p>5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C</text:p>
          </table:table-cell>
          <table:table-cell office:value-type="string">
            <text:p>VALDIFIORI</text:p>
          </table:table-cell>
          <table:table-cell office:value-type="string">
            <text:p>EMPOLI</text:p>
          </table:table-cell>
          <table:table-cell table:number-columns-repeated="2" office:value-type="string">
            <text:p>5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P</text:p>
          </table:table-cell>
          <table:table-cell office:value-type="string">
            <text:p>BERISHA</text:p>
          </table:table-cell>
          <table:table-cell office:value-type="string">
            <text:p>LAZIO</text:p>
          </table:table-cell>
          <table:table-cell table:number-columns-repeated="2" office:value-type="string">
            <text:p>5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D</text:p>
          </table:table-cell>
          <table:table-cell office:value-type="string">
            <text:p>AGOSTINI</text:p>
          </table:table-cell>
          <table:table-cell office:value-type="string">
            <text:p>VERONA</text:p>
          </table:table-cell>
          <table:table-cell table:number-columns-repeated="2" office:value-type="string">
            <text:p>5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C</text:p>
          </table:table-cell>
          <table:table-cell office:value-type="string">
            <text:p>IONITA</text:p>
          </table:table-cell>
          <table:table-cell office:value-type="string">
            <text:p>VERONA</text:p>
          </table:table-cell>
          <table:table-cell table:number-columns-repeated="2" office:value-type="string">
            <text:p>5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C</text:p>
          </table:table-cell>
          <table:table-cell office:value-type="string">
            <text:p>OBBADI</text:p>
          </table:table-cell>
          <table:table-cell office:value-type="string">
            <text:p>VERONA</text:p>
          </table:table-cell>
          <table:table-cell table:number-columns-repeated="2" office:value-type="string">
            <text:p>5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C</text:p>
          </table:table-cell>
          <table:table-cell office:value-type="string">
            <text:p>DONATI</text:p>
          </table:table-cell>
          <table:table-cell office:value-type="string">
            <text:p>VERONA</text:p>
          </table:table-cell>
          <table:table-cell table:number-columns-repeated="2" office:value-type="string">
            <text:p>4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D</text:p>
          </table:table-cell>
          <table:table-cell office:value-type="string">
            <text:p>ACERBI</text:p>
          </table:table-cell>
          <table:table-cell office:value-type="string">
            <text:p>SASSUOLO</text:p>
          </table:table-cell>
          <table:table-cell table:number-columns-repeated="2" office:value-type="string">
            <text:p>4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C</text:p>
          </table:table-cell>
          <table:table-cell office:value-type="string">
            <text:p>MARRONE</text:p>
          </table:table-cell>
          <table:table-cell office:value-type="string">
            <text:p>JUVENTUS</text:p>
          </table:table-cell>
          <table:table-cell table:number-columns-repeated="2" office:value-type="string">
            <text:p>4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C</text:p>
          </table:table-cell>
          <table:table-cell office:value-type="string">
            <text:p>EDERSON</text:p>
          </table:table-cell>
          <table:table-cell office:value-type="string">
            <text:p>LAZIO</text:p>
          </table:table-cell>
          <table:table-cell table:number-columns-repeated="2" office:value-type="string">
            <text:p>4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office:value-type="string">
            <text:p>BRIVIO</text:p>
          </table:table-cell>
          <table:table-cell office:value-type="string">
            <text:p>ATALANTA</text:p>
          </table:table-cell>
          <table:table-cell table:number-columns-repeated="2" office:value-type="string">
            <text:p>4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C</text:p>
          </table:table-cell>
          <table:table-cell office:value-type="string">
            <text:p>RADOVANOVIC</text:p>
          </table:table-cell>
          <table:table-cell office:value-type="string">
            <text:p>CHIEVO</text:p>
          </table:table-cell>
          <table:table-cell table:number-columns-repeated="2" office:value-type="string">
            <text:p>4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D</text:p>
          </table:table-cell>
          <table:table-cell office:value-type="string">
            <text:p>MBAYE</text:p>
          </table:table-cell>
          <table:table-cell office:value-type="string">
            <text:p>INTER</text:p>
          </table:table-cell>
          <table:table-cell table:number-columns-repeated="2" office:value-type="string">
            <text:p>4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D</text:p>
          </table:table-cell>
          <table:table-cell office:value-type="string">
            <text:p>OGBONNA</text:p>
          </table:table-cell>
          <table:table-cell office:value-type="string">
            <text:p>JUVENTUS</text:p>
          </table:table-cell>
          <table:table-cell table:number-columns-repeated="2" office:value-type="string">
            <text:p>4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D</text:p>
          </table:table-cell>
          <table:table-cell office:value-type="string">
            <text:p>HYSAJ</text:p>
          </table:table-cell>
          <table:table-cell office:value-type="string">
            <text:p>EMPOLI</text:p>
          </table:table-cell>
          <table:table-cell table:number-columns-repeated="2" office:value-type="string">
            <text:p>4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</text:p>
          </table:table-cell>
          <table:table-cell office:value-type="string">
            <text:p>GUANA</text:p>
          </table:table-cell>
          <table:table-cell office:value-type="string">
            <text:p>CHIEVO</text:p>
          </table:table-cell>
          <table:table-cell table:number-columns-repeated="2" office:value-type="string">
            <text:p>4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</text:p>
          </table:table-cell>
          <table:table-cell office:value-type="string">
            <text:p>ZAPPACOSTA</text:p>
          </table:table-cell>
          <table:table-cell office:value-type="string">
            <text:p>ATALANTA</text:p>
          </table:table-cell>
          <table:table-cell table:number-columns-repeated="2" office:value-type="string">
            <text:p>4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</text:p>
          </table:table-cell>
          <table:table-cell office:value-type="string">
            <text:p>BALZANO</text:p>
          </table:table-cell>
          <table:table-cell office:value-type="string">
            <text:p>CAGLIARI</text:p>
          </table:table-cell>
          <table:table-cell table:number-columns-repeated="2" office:value-type="string">
            <text:p>4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D</text:p>
          </table:table-cell>
          <table:table-cell office:value-type="string">
            <text:p>BENEDETTI</text:p>
          </table:table-cell>
          <table:table-cell office:value-type="string">
            <text:p>CAGLIARI</text:p>
          </table:table-cell>
          <table:table-cell table:number-columns-repeated="2" office:value-type="string">
            <text:p>4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A</text:p>
          </table:table-cell>
          <table:table-cell office:value-type="string">
            <text:p>SUCCI</text:p>
          </table:table-cell>
          <table:table-cell office:value-type="string">
            <text:p>CESENA</text:p>
          </table:table-cell>
          <table:table-cell table:number-columns-repeated="2" office:value-type="string">
            <text:p>4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C</text:p>
          </table:table-cell>
          <table:table-cell office:value-type="string">
            <text:p>SCHELOTTO</text:p>
          </table:table-cell>
          <table:table-cell office:value-type="string">
            <text:p>INTER</text:p>
          </table:table-cell>
          <table:table-cell table:number-columns-repeated="2" office:value-type="string">
            <text:p>4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D</text:p>
          </table:table-cell>
          <table:table-cell office:value-type="string">
            <text:p>COSTA</text:p>
          </table:table-cell>
          <table:table-cell office:value-type="string">
            <text:p>SAMPDORIA</text:p>
          </table:table-cell>
          <table:table-cell table:number-columns-repeated="2" office:value-type="string">
            <text:p>4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C</text:p>
          </table:table-cell>
          <table:table-cell office:value-type="string">
            <text:p>ZAPATA A.</text:p>
          </table:table-cell>
          <table:table-cell office:value-type="string">
            <text:p>UDINESE</text:p>
          </table:table-cell>
          <table:table-cell table:number-columns-repeated="2" office:value-type="string">
            <text:p>4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C</text:p>
          </table:table-cell>
          <table:table-cell office:value-type="string">
            <text:p>RINCON</text:p>
          </table:table-cell>
          <table:table-cell office:value-type="string">
            <text:p>GENOA</text:p>
          </table:table-cell>
          <table:table-cell table:number-columns-repeated="2" office:value-type="string">
            <text:p>4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D</text:p>
          </table:table-cell>
          <table:table-cell office:value-type="string">
            <text:p>BRAAFHEID</text:p>
          </table:table-cell>
          <table:table-cell office:value-type="string">
            <text:p>LAZIO</text:p>
          </table:table-cell>
          <table:table-cell table:number-columns-repeated="2" office:value-type="string">
            <text:p>4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D</text:p>
          </table:table-cell>
          <table:table-cell office:value-type="string">
            <text:p>EDIMAR</text:p>
          </table:table-cell>
          <table:table-cell office:value-type="string">
            <text:p>CHIEVO</text:p>
          </table:table-cell>
          <table:table-cell table:number-columns-repeated="2" office:value-type="string">
            <text:p>4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D</text:p>
          </table:table-cell>
          <table:table-cell office:value-type="string">
            <text:p>RONCAGLIA</text:p>
          </table:table-cell>
          <table:table-cell office:value-type="string">
            <text:p>FIORENTINA</text:p>
          </table:table-cell>
          <table:table-cell table:number-columns-repeated="2" office:value-type="string">
            <text:p>4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</text:p>
          </table:table-cell>
          <table:table-cell office:value-type="string">
            <text:p>COPPOLA</text:p>
          </table:table-cell>
          <table:table-cell office:value-type="string">
            <text:p>CESENA</text:p>
          </table:table-cell>
          <table:table-cell table:number-columns-repeated="2" office:value-type="string">
            <text:p>4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D</text:p>
          </table:table-cell>
          <table:table-cell office:value-type="string">
            <text:p>ZAPATA C.</text:p>
          </table:table-cell>
          <table:table-cell office:value-type="string">
            <text:p>MILAN</text:p>
          </table:table-cell>
          <table:table-cell table:number-columns-repeated="2" office:value-type="string">
            <text:p>4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D</text:p>
          </table:table-cell>
          <table:table-cell office:value-type="string">
            <text:p>MEXES</text:p>
          </table:table-cell>
          <table:table-cell office:value-type="string">
            <text:p>MILAN</text:p>
          </table:table-cell>
          <table:table-cell table:number-columns-repeated="2" office:value-type="string">
            <text:p>4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D</text:p>
          </table:table-cell>
          <table:table-cell office:value-type="string">
            <text:p>SORENSEN</text:p>
          </table:table-cell>
          <table:table-cell office:value-type="string">
            <text:p>JUVENTUS</text:p>
          </table:table-cell>
          <table:table-cell table:number-columns-repeated="2" office:value-type="string">
            <text:p>4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CAMPAGNARO</text:p>
          </table:table-cell>
          <table:table-cell office:value-type="string">
            <text:p>INTER</text:p>
          </table:table-cell>
          <table:table-cell table:number-columns-repeated="2" office:value-type="string">
            <text:p>4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D</text:p>
          </table:table-cell>
          <table:table-cell office:value-type="string">
            <text:p>VOLTA</text:p>
          </table:table-cell>
          <table:table-cell office:value-type="string">
            <text:p>CESENA</text:p>
          </table:table-cell>
          <table:table-cell table:number-columns-repeated="2" office:value-type="string">
            <text:p>4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D</text:p>
          </table:table-cell>
          <table:table-cell office:value-type="string">
            <text:p>PISANO F.</text:p>
          </table:table-cell>
          <table:table-cell office:value-type="string">
            <text:p>CAGLIARI</text:p>
          </table:table-cell>
          <table:table-cell table:number-columns-repeated="2" office:value-type="string">
            <text:p>4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D</text:p>
          </table:table-cell>
          <table:table-cell office:value-type="string">
            <text:p>FREY</text:p>
          </table:table-cell>
          <table:table-cell office:value-type="string">
            <text:p>CHIEVO</text:p>
          </table:table-cell>
          <table:table-cell table:number-columns-repeated="2" office:value-type="string">
            <text:p>4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C</text:p>
          </table:table-cell>
          <table:table-cell office:value-type="string">
            <text:p>JORQUERA</text:p>
          </table:table-cell>
          <table:table-cell office:value-type="string">
            <text:p>PARMA</text:p>
          </table:table-cell>
          <table:table-cell table:number-columns-repeated="2" office:value-type="string">
            <text:p>4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D</text:p>
          </table:table-cell>
          <table:table-cell office:value-type="string">
            <text:p>WAGUE</text:p>
          </table:table-cell>
          <table:table-cell office:value-type="string">
            <text:p>UDINESE</text:p>
          </table:table-cell>
          <table:table-cell table:number-columns-repeated="2" office:value-type="string">
            <text:p>4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</text:p>
          </table:table-cell>
          <table:table-cell office:value-type="string">
            <text:p>CHERUBIN</text:p>
          </table:table-cell>
          <table:table-cell office:value-type="string">
            <text:p>ATALANTA</text:p>
          </table:table-cell>
          <table:table-cell table:number-columns-repeated="2" office:value-type="string">
            <text:p>4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</text:p>
          </table:table-cell>
          <table:table-cell office:value-type="string">
            <text:p>TABANELLI</text:p>
          </table:table-cell>
          <table:table-cell office:value-type="string">
            <text:p>CESENA</text:p>
          </table:table-cell>
          <table:table-cell table:number-columns-repeated="2" office:value-type="string">
            <text:p>4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D</text:p>
          </table:table-cell>
          <table:table-cell office:value-type="string">
            <text:p>LAURINI</text:p>
          </table:table-cell>
          <table:table-cell office:value-type="string">
            <text:p>EMPOLI</text:p>
          </table:table-cell>
          <table:table-cell table:number-columns-repeated="2" office:value-type="string">
            <text:p>4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</text:p>
          </table:table-cell>
          <table:table-cell office:value-type="string">
            <text:p>MANGANI</text:p>
          </table:table-cell>
          <table:table-cell office:value-type="string">
            <text:p>CHIEVO</text:p>
          </table:table-cell>
          <table:table-cell table:number-columns-repeated="2" office:value-type="string">
            <text:p>4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D</text:p>
          </table:table-cell>
          <table:table-cell office:value-type="string">
            <text:p>PIRIS</text:p>
          </table:table-cell>
          <table:table-cell office:value-type="string">
            <text:p>UDINESE</text:p>
          </table:table-cell>
          <table:table-cell table:number-columns-repeated="2" office:value-type="string">
            <text:p>4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D</text:p>
          </table:table-cell>
          <table:table-cell office:value-type="string">
            <text:p>MESBAH</text:p>
          </table:table-cell>
          <table:table-cell office:value-type="string">
            <text:p>PARMA</text:p>
          </table:table-cell>
          <table:table-cell table:number-columns-repeated="2" office:value-type="string">
            <text:p>4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D</text:p>
          </table:table-cell>
          <table:table-cell office:value-type="string">
            <text:p>EMANUELSON</text:p>
          </table:table-cell>
          <table:table-cell office:value-type="string">
            <text:p>ROMA</text:p>
          </table:table-cell>
          <table:table-cell table:number-columns-repeated="2" office:value-type="string">
            <text:p>3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D</text:p>
          </table:table-cell>
          <table:table-cell office:value-type="string">
            <text:p>PISANO E.</text:p>
          </table:table-cell>
          <table:table-cell office:value-type="string">
            <text:p>PALERMO</text:p>
          </table:table-cell>
          <table:table-cell table:number-columns-repeated="2" office:value-type="string">
            <text:p>3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D</text:p>
          </table:table-cell>
          <table:table-cell office:value-type="string">
            <text:p>FELIPE</text:p>
          </table:table-cell>
          <table:table-cell office:value-type="string">
            <text:p>PARMA</text:p>
          </table:table-cell>
          <table:table-cell table:number-columns-repeated="2" office:value-type="string">
            <text:p>3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</text:p>
          </table:table-cell>
          <table:table-cell office:value-type="string">
            <text:p>LAZAREVIC</text:p>
          </table:table-cell>
          <table:table-cell office:value-type="string">
            <text:p>CHIEVO</text:p>
          </table:table-cell>
          <table:table-cell table:number-columns-repeated="2" office:value-type="string">
            <text:p>3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DEL GROSSO</text:p>
          </table:table-cell>
          <table:table-cell office:value-type="string">
            <text:p>ATALANTA</text:p>
          </table:table-cell>
          <table:table-cell table:number-columns-repeated="2" office:value-type="string">
            <text:p>3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A</text:p>
          </table:table-cell>
          <table:table-cell office:value-type="string">
            <text:p>PEREA</text:p>
          </table:table-cell>
          <table:table-cell office:value-type="string">
            <text:p>LAZIO</text:p>
          </table:table-cell>
          <table:table-cell table:number-columns-repeated="2" office:value-type="string">
            <text:p>3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D</text:p>
          </table:table-cell>
          <table:table-cell office:value-type="string">
            <text:p>ANTONINI</text:p>
          </table:table-cell>
          <table:table-cell office:value-type="string">
            <text:p>GENOA</text:p>
          </table:table-cell>
          <table:table-cell table:number-columns-repeated="2" office:value-type="string">
            <text:p>3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</text:p>
          </table:table-cell>
          <table:table-cell office:value-type="string">
            <text:p>MIGLIACCIO</text:p>
          </table:table-cell>
          <table:table-cell office:value-type="string">
            <text:p>ATALANTA</text:p>
          </table:table-cell>
          <table:table-cell table:number-columns-repeated="2" office:value-type="string">
            <text:p>3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</text:p>
          </table:table-cell>
          <table:table-cell office:value-type="string">
            <text:p>SIGNORELLI</text:p>
          </table:table-cell>
          <table:table-cell office:value-type="string">
            <text:p>EMPOLI</text:p>
          </table:table-cell>
          <table:table-cell table:number-columns-repeated="2" office:value-type="string">
            <text:p>3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D</text:p>
          </table:table-cell>
          <table:table-cell office:value-type="string">
            <text:p>MANTOVANI</text:p>
          </table:table-cell>
          <table:table-cell office:value-type="string">
            <text:p>PALERMO</text:p>
          </table:table-cell>
          <table:table-cell table:number-columns-repeated="2" office:value-type="string">
            <text:p>3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D</text:p>
          </table:table-cell>
          <table:table-cell office:value-type="string">
            <text:p>MILANOVIC</text:p>
          </table:table-cell>
          <table:table-cell office:value-type="string">
            <text:p>PALERMO</text:p>
          </table:table-cell>
          <table:table-cell table:number-columns-repeated="2" office:value-type="string">
            <text:p>3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D</text:p>
          </table:table-cell>
          <table:table-cell office:value-type="string">
            <text:p>DAPRELA'</text:p>
          </table:table-cell>
          <table:table-cell office:value-type="string">
            <text:p>PALERMO</text:p>
          </table:table-cell>
          <table:table-cell table:number-columns-repeated="2" office:value-type="string">
            <text:p>3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A</text:p>
          </table:table-cell>
          <table:table-cell office:value-type="string">
            <text:p>MASTOUR</text:p>
          </table:table-cell>
          <table:table-cell office:value-type="string">
            <text:p>MILAN</text:p>
          </table:table-cell>
          <table:table-cell table:number-columns-repeated="2" office:value-type="string">
            <text:p>3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D</text:p>
          </table:table-cell>
          <table:table-cell office:value-type="string">
            <text:p>ANTEI</text:p>
          </table:table-cell>
          <table:table-cell office:value-type="string">
            <text:p>SASSUOLO</text:p>
          </table:table-cell>
          <table:table-cell table:number-columns-repeated="2" office:value-type="string">
            <text:p>3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</text:p>
          </table:table-cell>
          <table:table-cell office:value-type="string">
            <text:p>AVELAR</text:p>
          </table:table-cell>
          <table:table-cell office:value-type="string">
            <text:p>CAGLIARI</text:p>
          </table:table-cell>
          <table:table-cell table:number-columns-repeated="2" office:value-type="string">
            <text:p>3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A</text:p>
          </table:table-cell>
          <table:table-cell office:value-type="string">
            <text:p>BABACAR</text:p>
          </table:table-cell>
          <table:table-cell office:value-type="string">
            <text:p>FIORENTINA</text:p>
          </table:table-cell>
          <table:table-cell table:number-columns-repeated="2" office:value-type="string">
            <text:p>3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D</text:p>
          </table:table-cell>
          <table:table-cell office:value-type="string">
            <text:p>IZZO</text:p>
          </table:table-cell>
          <table:table-cell office:value-type="string">
            <text:p>GENOA</text:p>
          </table:table-cell>
          <table:table-cell table:number-columns-repeated="2" office:value-type="string">
            <text:p>3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C</text:p>
          </table:table-cell>
          <table:table-cell office:value-type="string">
            <text:p>OCTAVIO</text:p>
          </table:table-cell>
          <table:table-cell office:value-type="string">
            <text:p>FIORENTINA</text:p>
          </table:table-cell>
          <table:table-cell table:number-columns-repeated="2" office:value-type="string">
            <text:p>3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D</text:p>
          </table:table-cell>
          <table:table-cell office:value-type="string">
            <text:p>MARIO RUI</text:p>
          </table:table-cell>
          <table:table-cell office:value-type="string">
            <text:p>EMPOLI</text:p>
          </table:table-cell>
          <table:table-cell table:number-columns-repeated="2" office:value-type="string">
            <text:p>3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D</text:p>
          </table:table-cell>
          <table:table-cell office:value-type="string">
            <text:p>ROMAGNOLI</text:p>
          </table:table-cell>
          <table:table-cell office:value-type="string">
            <text:p>ROMA</text:p>
          </table:table-cell>
          <table:table-cell table:number-columns-repeated="2" office:value-type="string">
            <text:p>3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C</text:p>
          </table:table-cell>
          <table:table-cell office:value-type="string">
            <text:p>ZIELINSKI</text:p>
          </table:table-cell>
          <table:table-cell office:value-type="string">
            <text:p>UDINESE</text:p>
          </table:table-cell>
          <table:table-cell table:number-columns-repeated="2" office:value-type="string">
            <text:p>3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EDENILSON</text:p>
          </table:table-cell>
          <table:table-cell office:value-type="string">
            <text:p>GENOA</text:p>
          </table:table-cell>
          <table:table-cell table:number-columns-repeated="2" office:value-type="string">
            <text:p>3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D</text:p>
          </table:table-cell>
          <table:table-cell office:value-type="string">
            <text:p>GONZALEZ ALE.</text:p>
          </table:table-cell>
          <table:table-cell office:value-type="string">
            <text:p>VERONA</text:p>
          </table:table-cell>
          <table:table-cell table:number-columns-repeated="2" office:value-type="string">
            <text:p>3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D</text:p>
          </table:table-cell>
          <table:table-cell office:value-type="string">
            <text:p>BRITOS</text:p>
          </table:table-cell>
          <table:table-cell office:value-type="string">
            <text:p>NAPOLI</text:p>
          </table:table-cell>
          <table:table-cell table:number-columns-repeated="2" office:value-type="string">
            <text:p>3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D</text:p>
          </table:table-cell>
          <table:table-cell office:value-type="string">
            <text:p>ZUKANOVIC</text:p>
          </table:table-cell>
          <table:table-cell office:value-type="string">
            <text:p>CHIEVO</text:p>
          </table:table-cell>
          <table:table-cell table:number-columns-repeated="2" office:value-type="string">
            <text:p>3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D</text:p>
          </table:table-cell>
          <table:table-cell office:value-type="string">
            <text:p>PAPP</text:p>
          </table:table-cell>
          <table:table-cell office:value-type="string">
            <text:p>CHIEVO</text:p>
          </table:table-cell>
          <table:table-cell table:number-columns-repeated="2" office:value-type="string">
            <text:p>3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A</text:p>
          </table:table-cell>
          <table:table-cell office:value-type="string">
            <text:p>GARRITANO</text:p>
          </table:table-cell>
          <table:table-cell office:value-type="string">
            <text:p>CESENA</text:p>
          </table:table-cell>
          <table:table-cell table:number-columns-repeated="2" office:value-type="string">
            <text:p>3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D</text:p>
          </table:table-cell>
          <table:table-cell office:value-type="string">
            <text:p>KRAJNC</text:p>
          </table:table-cell>
          <table:table-cell office:value-type="string">
            <text:p>CESENA</text:p>
          </table:table-cell>
          <table:table-cell table:number-columns-repeated="2" office:value-type="string">
            <text:p>3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D</text:p>
          </table:table-cell>
          <table:table-cell office:value-type="string">
            <text:p>PERICO</text:p>
          </table:table-cell>
          <table:table-cell office:value-type="string">
            <text:p>CESENA</text:p>
          </table:table-cell>
          <table:table-cell table:number-columns-repeated="2" office:value-type="string">
            <text:p>3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D</text:p>
          </table:table-cell>
          <table:table-cell office:value-type="string">
            <text:p>ANDREOLLI</text:p>
          </table:table-cell>
          <table:table-cell office:value-type="string">
            <text:p>INTER</text:p>
          </table:table-cell>
          <table:table-cell table:number-columns-repeated="2" office:value-type="string">
            <text:p>3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C</text:p>
          </table:table-cell>
          <table:table-cell office:value-type="string">
            <text:p>WSZOLEK</text:p>
          </table:table-cell>
          <table:table-cell office:value-type="string">
            <text:p>SAMPDORIA</text:p>
          </table:table-cell>
          <table:table-cell table:number-columns-repeated="2" office:value-type="string">
            <text:p>3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C</text:p>
          </table:table-cell>
          <table:table-cell office:value-type="string">
            <text:p>CHIBSAH</text:p>
          </table:table-cell>
          <table:table-cell office:value-type="string">
            <text:p>SASSUOLO</text:p>
          </table:table-cell>
          <table:table-cell table:number-columns-repeated="2" office:value-type="string">
            <text:p>3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D</text:p>
          </table:table-cell>
          <table:table-cell office:value-type="string">
            <text:p>MASIELLO</text:p>
          </table:table-cell>
          <table:table-cell office:value-type="string">
            <text:p>TORINO</text:p>
          </table:table-cell>
          <table:table-cell table:number-columns-repeated="2" office:value-type="string">
            <text:p>3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D</text:p>
          </table:table-cell>
          <table:table-cell office:value-type="string">
            <text:p>DOUGLAS SANTOS</text:p>
          </table:table-cell>
          <table:table-cell office:value-type="string">
            <text:p>UDINESE</text:p>
          </table:table-cell>
          <table:table-cell table:number-columns-repeated="2" office:value-type="string">
            <text:p>3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C</text:p>
          </table:table-cell>
          <table:table-cell office:value-type="string">
            <text:p>GARGANO</text:p>
          </table:table-cell>
          <table:table-cell office:value-type="string">
            <text:p>NAPOLI</text:p>
          </table:table-cell>
          <table:table-cell table:number-columns-repeated="2" office:value-type="string">
            <text:p>3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C</text:p>
          </table:table-cell>
          <table:table-cell office:value-type="string">
            <text:p>RAGUSA</text:p>
          </table:table-cell>
          <table:table-cell office:value-type="string">
            <text:p>GENOA</text:p>
          </table:table-cell>
          <table:table-cell table:number-columns-repeated="2" office:value-type="string">
            <text:p>3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D</text:p>
          </table:table-cell>
          <table:table-cell office:value-type="string">
            <text:p>CIANI</text:p>
          </table:table-cell>
          <table:table-cell office:value-type="string">
            <text:p>LAZIO</text:p>
          </table:table-cell>
          <table:table-cell table:number-columns-repeated="2" office:value-type="string">
            <text:p>3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C</text:p>
          </table:table-cell>
          <table:table-cell office:value-type="string">
            <text:p>ONAZI</text:p>
          </table:table-cell>
          <table:table-cell office:value-type="string">
            <text:p>LAZIO</text:p>
          </table:table-cell>
          <table:table-cell table:number-columns-repeated="2" office:value-type="string">
            <text:p>3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D</text:p>
          </table:table-cell>
          <table:table-cell office:value-type="string">
            <text:p>FARAONI</text:p>
          </table:table-cell>
          <table:table-cell office:value-type="string">
            <text:p>UDINESE</text:p>
          </table:table-cell>
          <table:table-cell table:number-columns-repeated="2" office:value-type="string">
            <text:p>3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D</text:p>
          </table:table-cell>
          <table:table-cell office:value-type="string">
            <text:p>NALDO</text:p>
          </table:table-cell>
          <table:table-cell office:value-type="string">
            <text:p>UDINESE</text:p>
          </table:table-cell>
          <table:table-cell table:number-columns-repeated="2" office:value-type="string">
            <text:p>3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C</text:p>
          </table:table-cell>
          <table:table-cell office:value-type="string">
            <text:p>BASHA</text:p>
          </table:table-cell>
          <table:table-cell office:value-type="string">
            <text:p>TORINO</text:p>
          </table:table-cell>
          <table:table-cell table:number-columns-repeated="2" office:value-type="string">
            <text:p>3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D</text:p>
          </table:table-cell>
          <table:table-cell office:value-type="string">
            <text:p>KONKO</text:p>
          </table:table-cell>
          <table:table-cell office:value-type="string">
            <text:p>LAZIO</text:p>
          </table:table-cell>
          <table:table-cell table:number-columns-repeated="2" office:value-type="string">
            <text:p>3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C</text:p>
          </table:table-cell>
          <table:table-cell office:value-type="string">
            <text:p>KUZMANOVIC</text:p>
          </table:table-cell>
          <table:table-cell office:value-type="string">
            <text:p>INTER</text:p>
          </table:table-cell>
          <table:table-cell table:number-columns-repeated="2" office:value-type="string">
            <text:p>3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D</text:p>
          </table:table-cell>
          <table:table-cell office:value-type="string">
            <text:p>SAMPIRISI</text:p>
          </table:table-cell>
          <table:table-cell office:value-type="string">
            <text:p>GENOA</text:p>
          </table:table-cell>
          <table:table-cell table:number-columns-repeated="2" office:value-type="string">
            <text:p>2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D</text:p>
          </table:table-cell>
          <table:table-cell office:value-type="string">
            <text:p>VESOVIC</text:p>
          </table:table-cell>
          <table:table-cell office:value-type="string">
            <text:p>TORINO</text:p>
          </table:table-cell>
          <table:table-cell table:number-columns-repeated="2" office:value-type="string">
            <text:p>2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D</text:p>
          </table:table-cell>
          <table:table-cell office:value-type="string">
            <text:p>JANSSON</text:p>
          </table:table-cell>
          <table:table-cell office:value-type="string">
            <text:p>TORINO</text:p>
          </table:table-cell>
          <table:table-cell table:number-columns-repeated="2" office:value-type="string">
            <text:p>2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D</text:p>
          </table:table-cell>
          <table:table-cell office:value-type="string">
            <text:p>BUBNJIC</text:p>
          </table:table-cell>
          <table:table-cell office:value-type="string">
            <text:p>UDINESE</text:p>
          </table:table-cell>
          <table:table-cell table:number-columns-repeated="2" office:value-type="string">
            <text:p>2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D</text:p>
          </table:table-cell>
          <table:table-cell office:value-type="string">
            <text:p>MESTO</text:p>
          </table:table-cell>
          <table:table-cell office:value-type="string">
            <text:p>NAPOLI</text:p>
          </table:table-cell>
          <table:table-cell table:number-columns-repeated="2" office:value-type="string">
            <text:p>2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C</text:p>
          </table:table-cell>
          <table:table-cell office:value-type="string">
            <text:p>DI GENNARO</text:p>
          </table:table-cell>
          <table:table-cell office:value-type="string">
            <text:p>PALERMO</text:p>
          </table:table-cell>
          <table:table-cell table:number-columns-repeated="2" office:value-type="string">
            <text:p>2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D</text:p>
          </table:table-cell>
          <table:table-cell office:value-type="string">
            <text:p>FORNASIER</text:p>
          </table:table-cell>
          <table:table-cell office:value-type="string">
            <text:p>SAMPDORIA</text:p>
          </table:table-cell>
          <table:table-cell table:number-columns-repeated="2" office:value-type="string">
            <text:p>2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D</text:p>
          </table:table-cell>
          <table:table-cell office:value-type="string">
            <text:p>LONGHI</text:p>
          </table:table-cell>
          <table:table-cell office:value-type="string">
            <text:p>SASSUOLO</text:p>
          </table:table-cell>
          <table:table-cell table:number-columns-repeated="2" office:value-type="string">
            <text:p>2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D</text:p>
          </table:table-cell>
          <table:table-cell office:value-type="string">
            <text:p>PORTANOVA</text:p>
          </table:table-cell>
          <table:table-cell office:value-type="string">
            <text:p>GENOA</text:p>
          </table:table-cell>
          <table:table-cell table:number-columns-repeated="2" office:value-type="string">
            <text:p>2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C</text:p>
          </table:table-cell>
          <table:table-cell office:value-type="string">
            <text:p>LAXALT</text:p>
          </table:table-cell>
          <table:table-cell office:value-type="string">
            <text:p>EMPOLI</text:p>
          </table:table-cell>
          <table:table-cell table:number-columns-repeated="2" office:value-type="string">
            <text:p>2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D</text:p>
          </table:table-cell>
          <table:table-cell office:value-type="string">
            <text:p>DE CEGLIE</text:p>
          </table:table-cell>
          <table:table-cell office:value-type="string">
            <text:p>JUVENTUS</text:p>
          </table:table-cell>
          <table:table-cell table:number-columns-repeated="2" office:value-type="string">
            <text:p>2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D</text:p>
          </table:table-cell>
          <table:table-cell office:value-type="string">
            <text:p>SILVESTRE</text:p>
          </table:table-cell>
          <table:table-cell office:value-type="string">
            <text:p>INTER</text:p>
          </table:table-cell>
          <table:table-cell table:number-columns-repeated="2" office:value-type="string">
            <text:p>2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</text:p>
          </table:table-cell>
          <table:table-cell office:value-type="string">
            <text:p>DE FEUDIS</text:p>
          </table:table-cell>
          <table:table-cell office:value-type="string">
            <text:p>CESENA</text:p>
          </table:table-cell>
          <table:table-cell table:number-columns-repeated="2" office:value-type="string">
            <text:p>2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D</text:p>
          </table:table-cell>
          <table:table-cell office:value-type="string">
            <text:p>CESAR</text:p>
          </table:table-cell>
          <table:table-cell office:value-type="string">
            <text:p>CHIEVO</text:p>
          </table:table-cell>
          <table:table-cell table:number-columns-repeated="2" office:value-type="string">
            <text:p>2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D</text:p>
          </table:table-cell>
          <table:table-cell office:value-type="string">
            <text:p>GASTON SILVA</text:p>
          </table:table-cell>
          <table:table-cell office:value-type="string">
            <text:p>TORINO</text:p>
          </table:table-cell>
          <table:table-cell table:number-columns-repeated="2" office:value-type="string">
            <text:p>2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C</text:p>
          </table:table-cell>
          <table:table-cell office:value-type="string">
            <text:p>OBI</text:p>
          </table:table-cell>
          <table:table-cell office:value-type="string">
            <text:p>INTER</text:p>
          </table:table-cell>
          <table:table-cell table:number-columns-repeated="2" office:value-type="string">
            <text:p>2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D</text:p>
          </table:table-cell>
          <table:table-cell office:value-type="string">
            <text:p>BONERA</text:p>
          </table:table-cell>
          <table:table-cell office:value-type="string">
            <text:p>MILAN</text:p>
          </table:table-cell>
          <table:table-cell table:number-columns-repeated="2" office:value-type="string">
            <text:p>2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D</text:p>
          </table:table-cell>
          <table:table-cell office:value-type="string">
            <text:p>NOVARETTI</text:p>
          </table:table-cell>
          <table:table-cell office:value-type="string">
            <text:p>LAZIO</text:p>
          </table:table-cell>
          <table:table-cell table:number-columns-repeated="2" office:value-type="string">
            <text:p>2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D</text:p>
          </table:table-cell>
          <table:table-cell office:value-type="string">
            <text:p>MOTTA</text:p>
          </table:table-cell>
          <table:table-cell office:value-type="string">
            <text:p>JUVENTUS</text:p>
          </table:table-cell>
          <table:table-cell table:number-columns-repeated="2" office:value-type="string">
            <text:p>2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D</text:p>
          </table:table-cell>
          <table:table-cell office:value-type="string">
            <text:p>MAGNUSSON</text:p>
          </table:table-cell>
          <table:table-cell office:value-type="string">
            <text:p>CESENA</text:p>
          </table:table-cell>
          <table:table-cell table:number-columns-repeated="2" office:value-type="string">
            <text:p>2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D</text:p>
          </table:table-cell>
          <table:table-cell office:value-type="string">
            <text:p>BELMONTE</text:p>
          </table:table-cell>
          <table:table-cell office:value-type="string">
            <text:p>UDINESE</text:p>
          </table:table-cell>
          <table:table-cell table:number-columns-repeated="2" office:value-type="string">
            <text:p>2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C</text:p>
          </table:table-cell>
          <table:table-cell office:value-type="string">
            <text:p>VALOTI</text:p>
          </table:table-cell>
          <table:table-cell office:value-type="string">
            <text:p>VERONA</text:p>
          </table:table-cell>
          <table:table-cell table:number-columns-repeated="2" office:value-type="string">
            <text:p>2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D</text:p>
          </table:table-cell>
          <table:table-cell office:value-type="string">
            <text:p>CODA</text:p>
          </table:table-cell>
          <table:table-cell office:value-type="string">
            <text:p>UDINESE</text:p>
          </table:table-cell>
          <table:table-cell table:number-columns-repeated="2" office:value-type="string">
            <text:p>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C</text:p>
          </table:table-cell>
          <table:table-cell office:value-type="string">
            <text:p>GAZZI</text:p>
          </table:table-cell>
          <table:table-cell office:value-type="string">
            <text:p>TORINO</text:p>
          </table:table-cell>
          <table:table-cell table:number-columns-repeated="2" office:value-type="string">
            <text:p>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D</text:p>
          </table:table-cell>
          <table:table-cell office:value-type="string">
            <text:p>GAZZOLA</text:p>
          </table:table-cell>
          <table:table-cell office:value-type="string">
            <text:p>SASSUOLO</text:p>
          </table:table-cell>
          <table:table-cell table:number-columns-repeated="2" office:value-type="string">
            <text:p>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C</text:p>
          </table:table-cell>
          <table:table-cell office:value-type="string">
            <text:p>PAREDES</text:p>
          </table:table-cell>
          <table:table-cell office:value-type="string">
            <text:p>ROMA</text:p>
          </table:table-cell>
          <table:table-cell table:number-columns-repeated="2" office:value-type="string">
            <text:p>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D</text:p>
          </table:table-cell>
          <table:table-cell office:value-type="string">
            <text:p>MENDES</text:p>
          </table:table-cell>
          <table:table-cell office:value-type="string">
            <text:p>PARMA</text:p>
          </table:table-cell>
          <table:table-cell table:number-columns-repeated="2" office:value-type="string">
            <text:p>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A</text:p>
          </table:table-cell>
          <table:table-cell office:value-type="string">
            <text:p>RODRIGUEZ A.</text:p>
          </table:table-cell>
          <table:table-cell office:value-type="string">
            <text:p>CESENA</text:p>
          </table:table-cell>
          <table:table-cell table:number-columns-repeated="2" office:value-type="string">
            <text:p>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</text:p>
          </table:table-cell>
          <table:table-cell office:value-type="string">
            <text:p>CABRERA</text:p>
          </table:table-cell>
          <table:table-cell office:value-type="string">
            <text:p>CAGLIARI</text:p>
          </table:table-cell>
          <table:table-cell table:number-columns-repeated="2" office:value-type="string">
            <text:p>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</text:p>
          </table:table-cell>
          <table:table-cell office:value-type="string">
            <text:p>DONSAH</text:p>
          </table:table-cell>
          <table:table-cell office:value-type="string">
            <text:p>CAGLIARI</text:p>
          </table:table-cell>
          <table:table-cell table:number-columns-repeated="2" office:value-type="string">
            <text:p>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C</text:p>
          </table:table-cell>
          <table:table-cell office:value-type="string">
            <text:p>PADOIN</text:p>
          </table:table-cell>
          <table:table-cell office:value-type="string">
            <text:p>JUVENTUS</text:p>
          </table:table-cell>
          <table:table-cell table:number-columns-repeated="2" office:value-type="string">
            <text:p>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D</text:p>
          </table:table-cell>
          <table:table-cell office:value-type="string">
            <text:p>PEREIRINHA</text:p>
          </table:table-cell>
          <table:table-cell office:value-type="string">
            <text:p>LAZIO</text:p>
          </table:table-cell>
          <table:table-cell table:number-columns-repeated="2" office:value-type="string">
            <text:p>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D</text:p>
          </table:table-cell>
          <table:table-cell office:value-type="string">
            <text:p>VINICIUS</text:p>
          </table:table-cell>
          <table:table-cell office:value-type="string">
            <text:p>LAZIO</text:p>
          </table:table-cell>
          <table:table-cell table:number-columns-repeated="2" office:value-type="string">
            <text:p>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C</text:p>
          </table:table-cell>
          <table:table-cell office:value-type="string">
            <text:p>KRHIN</text:p>
          </table:table-cell>
          <table:table-cell office:value-type="string">
            <text:p>INTER</text:p>
          </table:table-cell>
          <table:table-cell table:number-columns-repeated="2" office:value-type="string">
            <text:p>2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D</text:p>
          </table:table-cell>
          <table:table-cell office:value-type="string">
            <text:p>SALAMON</text:p>
          </table:table-cell>
          <table:table-cell office:value-type="string">
            <text:p>SAMPDORIA</text:p>
          </table:table-cell>
          <table:table-cell table:number-columns-repeated="2" office:value-type="string">
            <text:p>2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D</text:p>
          </table:table-cell>
          <table:table-cell office:value-type="string">
            <text:p>PASQUALE</text:p>
          </table:table-cell>
          <table:table-cell office:value-type="string">
            <text:p>UDINESE</text:p>
          </table:table-cell>
          <table:table-cell table:number-columns-repeated="2" office:value-type="string">
            <text:p>2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D</text:p>
          </table:table-cell>
          <table:table-cell office:value-type="string">
            <text:p>ALBERTAZZI</text:p>
          </table:table-cell>
          <table:table-cell office:value-type="string">
            <text:p>MILAN</text:p>
          </table:table-cell>
          <table:table-cell table:number-columns-repeated="2" office:value-type="string">
            <text:p>2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</text:p>
          </table:table-cell>
          <table:table-cell office:value-type="string">
            <text:p>BELLINI</text:p>
          </table:table-cell>
          <table:table-cell office:value-type="string">
            <text:p>ATALANTA</text:p>
          </table:table-cell>
          <table:table-cell table:number-columns-repeated="2" office:value-type="string">
            <text:p>2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D</text:p>
          </table:table-cell>
          <table:table-cell office:value-type="string">
            <text:p>NICA</text:p>
          </table:table-cell>
          <table:table-cell office:value-type="string">
            <text:p>CESENA</text:p>
          </table:table-cell>
          <table:table-cell table:number-columns-repeated="2" office:value-type="string">
            <text:p>2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C</text:p>
          </table:table-cell>
          <table:table-cell office:value-type="string">
            <text:p>MORO</text:p>
          </table:table-cell>
          <table:table-cell office:value-type="string">
            <text:p>EMPOLI</text:p>
          </table:table-cell>
          <table:table-cell table:number-columns-repeated="2" office:value-type="string">
            <text:p>2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A</text:p>
          </table:table-cell>
          <table:table-cell office:value-type="string">
            <text:p>MCHEDLIDZE</text:p>
          </table:table-cell>
          <table:table-cell office:value-type="string">
            <text:p>EMPOLI</text:p>
          </table:table-cell>
          <table:table-cell table:number-columns-repeated="2" office:value-type="string">
            <text:p>2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</text:p>
          </table:table-cell>
          <table:table-cell office:value-type="string">
            <text:p>KUPISZ</text:p>
          </table:table-cell>
          <table:table-cell office:value-type="string">
            <text:p>CHIEVO</text:p>
          </table:table-cell>
          <table:table-cell table:number-columns-repeated="2" office:value-type="string">
            <text:p>2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P</text:p>
          </table:table-cell>
          <table:table-cell office:value-type="string">
            <text:p>POLITO</text:p>
          </table:table-cell>
          <table:table-cell office:value-type="string">
            <text:p>SASSUOLO</text:p>
          </table:table-cell>
          <table:table-cell table:number-columns-repeated="2" office:value-type="string">
            <text:p>1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P</text:p>
          </table:table-cell>
          <table:table-cell office:value-type="string">
            <text:p>CORDAZ</text:p>
          </table:table-cell>
          <table:table-cell office:value-type="string">
            <text:p>PARMA</text:p>
          </table:table-cell>
          <table:table-cell table:number-columns-repeated="2" office:value-type="string">
            <text:p>1,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C</text:p>
          </table:table-cell>
          <table:table-cell office:value-type="string">
            <text:p>DONADEL</text:p>
          </table:table-cell>
          <table:table-cell office:value-type="string">
            <text:p>NAPOLI</text:p>
          </table:table-cell>
          <table:table-cell table:number-columns-repeated="2" office:value-type="string">
            <text:p>1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C</text:p>
          </table:table-cell>
          <table:table-cell office:value-type="string">
            <text:p>RADOSEVIC</text:p>
          </table:table-cell>
          <table:table-cell office:value-type="string">
            <text:p>NAPOLI</text:p>
          </table:table-cell>
          <table:table-cell table:number-columns-repeated="2" office:value-type="string">
            <text:p>1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P</text:p>
          </table:table-cell>
          <table:table-cell office:value-type="string">
            <text:p>POMINI</text:p>
          </table:table-cell>
          <table:table-cell office:value-type="string">
            <text:p>SASSUOLO</text:p>
          </table:table-cell>
          <table:table-cell table:number-columns-repeated="2" office:value-type="string">
            <text:p>1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</text:p>
          </table:table-cell>
          <table:table-cell office:value-type="string">
            <text:p>PUCCIARELLI</text:p>
          </table:table-cell>
          <table:table-cell office:value-type="string">
            <text:p>EMPOLI</text:p>
          </table:table-cell>
          <table:table-cell table:number-columns-repeated="2" office:value-type="string">
            <text:p>1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FREZZOLINI</text:p>
          </table:table-cell>
          <table:table-cell office:value-type="string">
            <text:p>ATALANTA</text:p>
          </table:table-cell>
          <table:table-cell table:number-columns-repeated="2" office:value-type="string">
            <text:p>1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P</text:p>
          </table:table-cell>
          <table:table-cell office:value-type="string">
            <text:p>STRAKOSHA</text:p>
          </table:table-cell>
          <table:table-cell office:value-type="string">
            <text:p>LAZIO</text:p>
          </table:table-cell>
          <table:table-cell table:number-columns-repeated="2" office:value-type="string">
            <text:p>1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P</text:p>
          </table:table-cell>
          <table:table-cell office:value-type="string">
            <text:p>RUBINHO</text:p>
          </table:table-cell>
          <table:table-cell office:value-type="string">
            <text:p>JUVENTUS</text:p>
          </table:table-cell>
          <table:table-cell table:number-columns-repeated="2" office:value-type="string">
            <text:p>1,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D</text:p>
          </table:table-cell>
          <table:table-cell office:value-type="string">
            <text:p>CAVANDA</text:p>
          </table:table-cell>
          <table:table-cell office:value-type="string">
            <text:p>LAZIO</text:p>
          </table:table-cell>
          <table:table-cell table:number-columns-repeated="2" office:value-type="string">
            <text:p>1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D</text:p>
          </table:table-cell>
          <table:table-cell office:value-type="string">
            <text:p>ZIEGLER</text:p>
          </table:table-cell>
          <table:table-cell office:value-type="string">
            <text:p>JUVENTUS</text:p>
          </table:table-cell>
          <table:table-cell table:number-columns-repeated="2" office:value-type="string">
            <text:p>1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</text:p>
          </table:table-cell>
          <table:table-cell office:value-type="string">
            <text:p>SCALONI</text:p>
          </table:table-cell>
          <table:table-cell office:value-type="string">
            <text:p>ATALANTA</text:p>
          </table:table-cell>
          <table:table-cell table:number-columns-repeated="2" office:value-type="string">
            <text:p>1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</text:p>
          </table:table-cell>
          <table:table-cell office:value-type="string">
            <text:p>AGLIARDI</text:p>
          </table:table-cell>
          <table:table-cell office:value-type="string">
            <text:p>CESENA</text:p>
          </table:table-cell>
          <table:table-cell table:number-columns-repeated="2" office:value-type="string">
            <text:p>1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D</text:p>
          </table:table-cell>
          <table:table-cell office:value-type="string">
            <text:p>BARBA</text:p>
          </table:table-cell>
          <table:table-cell office:value-type="string">
            <text:p>EMPOLI</text:p>
          </table:table-cell>
          <table:table-cell table:number-columns-repeated="2" office:value-type="string">
            <text:p>1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D</text:p>
          </table:table-cell>
          <table:table-cell office:value-type="string">
            <text:p>HEGAZY</text:p>
          </table:table-cell>
          <table:table-cell office:value-type="string">
            <text:p>FIORENTINA</text:p>
          </table:table-cell>
          <table:table-cell table:number-columns-repeated="2" office:value-type="string">
            <text:p>1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P</text:p>
          </table:table-cell>
          <table:table-cell office:value-type="string">
            <text:p>COLOMBO</text:p>
          </table:table-cell>
          <table:table-cell office:value-type="string">
            <text:p>NAPOLI</text:p>
          </table:table-cell>
          <table:table-cell table:number-columns-repeated="2" office:value-type="string">
            <text:p>1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C</text:p>
          </table:table-cell>
          <table:table-cell office:value-type="string">
            <text:p>BACINOVIC</text:p>
          </table:table-cell>
          <table:table-cell office:value-type="string">
            <text:p>PALERMO</text:p>
          </table:table-cell>
          <table:table-cell table:number-columns-repeated="2" office:value-type="string">
            <text:p>1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C</text:p>
          </table:table-cell>
          <table:table-cell office:value-type="string">
            <text:p>JADSON</text:p>
          </table:table-cell>
          <table:table-cell office:value-type="string">
            <text:p>UDINESE</text:p>
          </table:table-cell>
          <table:table-cell table:number-columns-repeated="2" office:value-type="string">
            <text:p>1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P</text:p>
          </table:table-cell>
          <table:table-cell office:value-type="string">
            <text:p>MIHAYLOV</text:p>
          </table:table-cell>
          <table:table-cell office:value-type="string">
            <text:p>VERONA</text:p>
          </table:table-cell>
          <table:table-cell table:number-columns-repeated="2" office:value-type="string">
            <text:p>1,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P</text:p>
          </table:table-cell>
          <table:table-cell office:value-type="string">
            <text:p>GILLET</text:p>
          </table:table-cell>
          <table:table-cell office:value-type="string">
            <text:p>TORINO</text:p>
          </table:table-cell>
          <table:table-cell table:number-columns-repeated="2" office:value-type="string">
            <text:p>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D</text:p>
          </table:table-cell>
          <table:table-cell office:value-type="string">
            <text:p>CEPPITELLI</text:p>
          </table:table-cell>
          <table:table-cell office:value-type="string">
            <text:p>CAGLIARI</text:p>
          </table:table-cell>
          <table:table-cell table:number-columns-repeated="2" office:value-type="string">
            <text:p>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P</text:p>
          </table:table-cell>
          <table:table-cell office:value-type="string">
            <text:p>UJKANI</text:p>
          </table:table-cell>
          <table:table-cell office:value-type="string">
            <text:p>PALERMO</text:p>
          </table:table-cell>
          <table:table-cell table:number-columns-repeated="2" office:value-type="string">
            <text:p>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P</text:p>
          </table:table-cell>
          <table:table-cell office:value-type="string">
            <text:p>SKORUPSKI</text:p>
          </table:table-cell>
          <table:table-cell office:value-type="string">
            <text:p>ROMA</text:p>
          </table:table-cell>
          <table:table-cell table:number-columns-repeated="2" office:value-type="string">
            <text:p>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P</text:p>
          </table:table-cell>
          <table:table-cell office:value-type="string">
            <text:p>CURCI</text:p>
          </table:table-cell>
          <table:table-cell office:value-type="string">
            <text:p>ROMA</text:p>
          </table:table-cell>
          <table:table-cell table:number-columns-repeated="2" office:value-type="string">
            <text:p>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D</text:p>
          </table:table-cell>
          <table:table-cell office:value-type="string">
            <text:p>MARCOS ALONSO</text:p>
          </table:table-cell>
          <table:table-cell office:value-type="string">
            <text:p>FIORENTINA</text:p>
          </table:table-cell>
          <table:table-cell table:number-columns-repeated="2" office:value-type="string">
            <text:p>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D</text:p>
          </table:table-cell>
          <table:table-cell office:value-type="string">
            <text:p>MARTINELLI</text:p>
          </table:table-cell>
          <table:table-cell office:value-type="string">
            <text:p>EMPOLI</text:p>
          </table:table-cell>
          <table:table-cell table:number-columns-repeated="2" office:value-type="string">
            <text:p>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</text:p>
          </table:table-cell>
          <table:table-cell office:value-type="string">
            <text:p>SQUIZZI</text:p>
          </table:table-cell>
          <table:table-cell office:value-type="string">
            <text:p>CHIEVO</text:p>
          </table:table-cell>
          <table:table-cell table:number-columns-repeated="2" office:value-type="string">
            <text:p>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</text:p>
          </table:table-cell>
          <table:table-cell office:value-type="string">
            <text:p>BRESSAN</text:p>
          </table:table-cell>
          <table:table-cell office:value-type="string">
            <text:p>CESENA</text:p>
          </table:table-cell>
          <table:table-cell table:number-columns-repeated="2" office:value-type="string">
            <text:p>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SPORTIELLO</text:p>
          </table:table-cell>
          <table:table-cell office:value-type="string">
            <text:p>ATALANTA</text:p>
          </table:table-cell>
          <table:table-cell table:number-columns-repeated="2" office:value-type="string">
            <text:p>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C</text:p>
          </table:table-cell>
          <table:table-cell office:value-type="string">
            <text:p>COMAN</text:p>
          </table:table-cell>
          <table:table-cell office:value-type="string">
            <text:p>JUVENTUS</text:p>
          </table:table-cell>
          <table:table-cell table:number-columns-repeated="2" office:value-type="string">
            <text:p>1,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P</text:p>
          </table:table-cell>
          <table:table-cell office:value-type="string">
            <text:p>STORARI</text:p>
          </table:table-cell>
          <table:table-cell office:value-type="string">
            <text:p>JUVENTUS</text:p>
          </table:table-cell>
          <table:table-cell table:number-columns-repeated="2" office:value-type="string">
            <text:p>1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P</text:p>
          </table:table-cell>
          <table:table-cell office:value-type="string">
            <text:p>BIZZARRI</text:p>
          </table:table-cell>
          <table:table-cell office:value-type="string">
            <text:p>GENOA</text:p>
          </table:table-cell>
          <table:table-cell table:number-columns-repeated="2" office:value-type="string">
            <text:p>1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</text:p>
          </table:table-cell>
          <table:table-cell office:value-type="string">
            <text:p>CRAGNO</text:p>
          </table:table-cell>
          <table:table-cell office:value-type="string">
            <text:p>CAGLIARI</text:p>
          </table:table-cell>
          <table:table-cell table:number-columns-repeated="2" office:value-type="string">
            <text:p>1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D</text:p>
          </table:table-cell>
          <table:table-cell office:value-type="string">
            <text:p>INGEGNERI</text:p>
          </table:table-cell>
          <table:table-cell office:value-type="string">
            <text:p>CESENA</text:p>
          </table:table-cell>
          <table:table-cell table:number-columns-repeated="2" office:value-type="string">
            <text:p>1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</text:p>
          </table:table-cell>
          <table:table-cell office:value-type="string">
            <text:p>ERIKSSON</text:p>
          </table:table-cell>
          <table:table-cell office:value-type="string">
            <text:p>CAGLIARI</text:p>
          </table:table-cell>
          <table:table-cell table:number-columns-repeated="2" office:value-type="string">
            <text:p>1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P</text:p>
          </table:table-cell>
          <table:table-cell office:value-type="string">
            <text:p>LUPATELLI</text:p>
          </table:table-cell>
          <table:table-cell office:value-type="string">
            <text:p>FIORENTINA</text:p>
          </table:table-cell>
          <table:table-cell table:number-columns-repeated="2" office:value-type="string">
            <text:p>1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P</text:p>
          </table:table-cell>
          <table:table-cell office:value-type="string">
            <text:p>LOBONT</text:p>
          </table:table-cell>
          <table:table-cell office:value-type="string">
            <text:p>ROMA</text:p>
          </table:table-cell>
          <table:table-cell table:number-columns-repeated="2" office:value-type="string">
            <text:p>1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P</text:p>
          </table:table-cell>
          <table:table-cell office:value-type="string">
            <text:p>IACOBUCCI</text:p>
          </table:table-cell>
          <table:table-cell office:value-type="string">
            <text:p>PARMA</text:p>
          </table:table-cell>
          <table:table-cell table:number-columns-repeated="2" office:value-type="string">
            <text:p>1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C</text:p>
          </table:table-cell>
          <table:table-cell office:value-type="string">
            <text:p>N'GOYI</text:p>
          </table:table-cell>
          <table:table-cell office:value-type="string">
            <text:p>PALERMO</text:p>
          </table:table-cell>
          <table:table-cell table:number-columns-repeated="2" office:value-type="string">
            <text:p>1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P</text:p>
          </table:table-cell>
          <table:table-cell office:value-type="string">
            <text:p>BENUSSI</text:p>
          </table:table-cell>
          <table:table-cell office:value-type="string">
            <text:p>UDINESE</text:p>
          </table:table-cell>
          <table:table-cell table:number-columns-repeated="2" office:value-type="string">
            <text:p>1,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C</text:p>
          </table:table-cell>
          <table:table-cell office:value-type="string">
            <text:p>CATALDI</text:p>
          </table:table-cell>
          <table:table-cell office:value-type="string">
            <text:p>LAZIO</text:p>
          </table:table-cell>
          <table:table-cell table:number-columns-repeated="2" office:value-type="string">
            <text:p>1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</text:p>
          </table:table-cell>
          <table:table-cell office:value-type="string">
            <text:p>TATARUSANU</text:p>
          </table:table-cell>
          <table:table-cell office:value-type="string">
            <text:p>FIORENTINA</text:p>
          </table:table-cell>
          <table:table-cell table:number-columns-repeated="2" office:value-type="string">
            <text:p>1,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C</text:p>
          </table:table-cell>
          <table:table-cell office:value-type="string">
            <text:p>SPINAZZOLA</text:p>
          </table:table-cell>
          <table:table-cell office:value-type="string">
            <text:p>ATALANTA</text:p>
          </table:table-cell>
          <table:table-cell table:number-columns-repeated="2" office:value-type="string">
            <text:p>1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P</text:p>
          </table:table-cell>
          <table:table-cell office:value-type="string">
            <text:p>KELAVA</text:p>
          </table:table-cell>
          <table:table-cell office:value-type="string">
            <text:p>UDINESE</text:p>
          </table:table-cell>
          <table:table-cell table:number-columns-repeated="2" office:value-type="string">
            <text:p>1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P</text:p>
          </table:table-cell>
          <table:table-cell office:value-type="string">
            <text:p>FULIGNATI</text:p>
          </table:table-cell>
          <table:table-cell office:value-type="string">
            <text:p>PALERMO</text:p>
          </table:table-cell>
          <table:table-cell table:number-columns-repeated="2" office:value-type="string">
            <text:p>1,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P</text:p>
          </table:table-cell>
          <table:table-cell office:value-type="string">
            <text:p>ANDUJAR</text:p>
          </table:table-cell>
          <table:table-cell office:value-type="string">
            <text:p>NAPOLI</text:p>
          </table:table-cell>
          <table:table-cell table:number-columns-repeated="2" office:value-type="string">
            <text:p>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C</text:p>
          </table:table-cell>
          <table:table-cell office:value-type="string">
            <text:p>DELLA ROCCA</text:p>
          </table:table-cell>
          <table:table-cell office:value-type="string">
            <text:p>PALERMO</text:p>
          </table:table-cell>
          <table:table-cell table:number-columns-repeated="2" office:value-type="string">
            <text:p>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D</text:p>
          </table:table-cell>
          <table:table-cell office:value-type="string">
            <text:p>VITIELLO</text:p>
          </table:table-cell>
          <table:table-cell office:value-type="string">
            <text:p>PALERMO</text:p>
          </table:table-cell>
          <table:table-cell table:number-columns-repeated="2" office:value-type="string">
            <text:p>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D</text:p>
          </table:table-cell>
          <table:table-cell office:value-type="string">
            <text:p>FEDDAL</text:p>
          </table:table-cell>
          <table:table-cell office:value-type="string">
            <text:p>PALERMO</text:p>
          </table:table-cell>
          <table:table-cell table:number-columns-repeated="2" office:value-type="string">
            <text:p>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D</text:p>
          </table:table-cell>
          <table:table-cell office:value-type="string">
            <text:p>RISTOVSKI</text:p>
          </table:table-cell>
          <table:table-cell office:value-type="string">
            <text:p>PARMA</text:p>
          </table:table-cell>
          <table:table-cell table:number-columns-repeated="2" office:value-type="string">
            <text:p>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C</text:p>
          </table:table-cell>
          <table:table-cell office:value-type="string">
            <text:p>MAURI J.</text:p>
          </table:table-cell>
          <table:table-cell office:value-type="string">
            <text:p>PARMA</text:p>
          </table:table-cell>
          <table:table-cell table:number-columns-repeated="2" office:value-type="string">
            <text:p>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P</text:p>
          </table:table-cell>
          <table:table-cell office:value-type="string">
            <text:p>GOLLINI</text:p>
          </table:table-cell>
          <table:table-cell office:value-type="string">
            <text:p>VERONA</text:p>
          </table:table-cell>
          <table:table-cell table:number-columns-repeated="2" office:value-type="string">
            <text:p>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D</text:p>
          </table:table-cell>
          <table:table-cell office:value-type="string">
            <text:p>BIANCHETTI</text:p>
          </table:table-cell>
          <table:table-cell office:value-type="string">
            <text:p>EMPOLI</text:p>
          </table:table-cell>
          <table:table-cell table:number-columns-repeated="2" office:value-type="string">
            <text:p>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</text:p>
          </table:table-cell>
          <table:table-cell office:value-type="string">
            <text:p>CARBONI</text:p>
          </table:table-cell>
          <table:table-cell office:value-type="string">
            <text:p>CAGLIARI</text:p>
          </table:table-cell>
          <table:table-cell table:number-columns-repeated="2" office:value-type="string">
            <text:p>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C</text:p>
          </table:table-cell>
          <table:table-cell office:value-type="string">
            <text:p>IMPROTA</text:p>
          </table:table-cell>
          <table:table-cell office:value-type="string">
            <text:p>GENOA</text:p>
          </table:table-cell>
          <table:table-cell table:number-columns-repeated="2" office:value-type="string">
            <text:p>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D</text:p>
          </table:table-cell>
          <table:table-cell office:value-type="string">
            <text:p>ZACCARDO</text:p>
          </table:table-cell>
          <table:table-cell office:value-type="string">
            <text:p>MILAN</text:p>
          </table:table-cell>
          <table:table-cell table:number-columns-repeated="2" office:value-type="string">
            <text:p>1,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C</text:p>
          </table:table-cell>
          <table:table-cell office:value-type="string">
            <text:p>PEPE</text:p>
          </table:table-cell>
          <table:table-cell office:value-type="string">
            <text:p>JUVENTUS</text:p>
          </table:table-cell>
          <table:table-cell table:number-columns-repeated="2" office:value-type="string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C</text:p>
          </table:table-cell>
          <table:table-cell office:value-type="string">
            <text:p>SANTANA</text:p>
          </table:table-cell>
          <table:table-cell office:value-type="string">
            <text:p>GENOA</text:p>
          </table:table-cell>
          <table:table-cell table:number-columns-repeated="2" office:value-type="string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P</text:p>
          </table:table-cell>
          <table:table-cell office:value-type="string">
            <text:p>LAMANNA</text:p>
          </table:table-cell>
          <table:table-cell office:value-type="string">
            <text:p>GENOA</text:p>
          </table:table-cell>
          <table:table-cell table:number-columns-repeated="2" office:value-type="string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C</text:p>
          </table:table-cell>
          <table:table-cell office:value-type="string">
            <text:p>YAKOVENKO</text:p>
          </table:table-cell>
          <table:table-cell office:value-type="string">
            <text:p>FIORENTINA</text:p>
          </table:table-cell>
          <table:table-cell table:number-columns-repeated="2" office:value-type="string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P</text:p>
          </table:table-cell>
          <table:table-cell office:value-type="string">
            <text:p>BERNI</text:p>
          </table:table-cell>
          <table:table-cell office:value-type="string">
            <text:p>INTER</text:p>
          </table:table-cell>
          <table:table-cell table:number-columns-repeated="2" office:value-type="string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P</text:p>
          </table:table-cell>
          <table:table-cell office:value-type="string">
            <text:p>CARRIZO</text:p>
          </table:table-cell>
          <table:table-cell office:value-type="string">
            <text:p>INTER</text:p>
          </table:table-cell>
          <table:table-cell table:number-columns-repeated="2" office:value-type="string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D</text:p>
          </table:table-cell>
          <table:table-cell office:value-type="string">
            <text:p>PICCINI</text:p>
          </table:table-cell>
          <table:table-cell office:value-type="string">
            <text:p>FIORENTINA</text:p>
          </table:table-cell>
          <table:table-cell table:number-columns-repeated="2" office:value-type="string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</text:p>
          </table:table-cell>
          <table:table-cell office:value-type="string">
            <text:p>PUGGIONI</text:p>
          </table:table-cell>
          <table:table-cell office:value-type="string">
            <text:p>CHIEVO</text:p>
          </table:table-cell>
          <table:table-cell table:number-columns-repeated="2" office:value-type="string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P</text:p>
          </table:table-cell>
          <table:table-cell office:value-type="string">
            <text:p>BIGGERI</text:p>
          </table:table-cell>
          <table:table-cell office:value-type="string">
            <text:p>EMPOLI</text:p>
          </table:table-cell>
          <table:table-cell table:number-columns-repeated="2" office:value-type="string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P</text:p>
          </table:table-cell>
          <table:table-cell office:value-type="string">
            <text:p>SEPE</text:p>
          </table:table-cell>
          <table:table-cell office:value-type="string">
            <text:p>EMPOLI</text:p>
          </table:table-cell>
          <table:table-cell table:number-columns-repeated="2" office:value-type="string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C</text:p>
          </table:table-cell>
          <table:table-cell office:value-type="string">
            <text:p>MUSACCI</text:p>
          </table:table-cell>
          <table:table-cell office:value-type="string">
            <text:p>PARMA</text:p>
          </table:table-cell>
          <table:table-cell table:number-columns-repeated="2" office:value-type="string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D</text:p>
          </table:table-cell>
          <table:table-cell office:value-type="string">
            <text:p>BIANCO</text:p>
          </table:table-cell>
          <table:table-cell office:value-type="string">
            <text:p>SASSUOLO</text:p>
          </table:table-cell>
          <table:table-cell table:number-columns-repeated="2" office:value-type="string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P</text:p>
          </table:table-cell>
          <table:table-cell office:value-type="string">
            <text:p>MASSOLO</text:p>
          </table:table-cell>
          <table:table-cell office:value-type="string">
            <text:p>SAMPDORIA</text:p>
          </table:table-cell>
          <table:table-cell table:number-columns-repeated="2" office:value-type="string">
            <text:p>1,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P</text:p>
          </table:table-cell>
          <table:table-cell office:value-type="string">
            <text:p>AVRAMOV</text:p>
          </table:table-cell>
          <table:table-cell office:value-type="string">
            <text:p>TORINO</text:p>
          </table:table-cell>
          <table:table-cell table:number-columns-repeated="2" office:value-type="string">
            <text:p>1,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P</text:p>
          </table:table-cell>
          <table:table-cell office:value-type="string">
            <text:p>GABRIEL</text:p>
          </table:table-cell>
          <table:table-cell office:value-type="string">
            <text:p>MILAN</text:p>
          </table:table-cell>
          <table:table-cell table:number-columns-repeated="2" office:value-type="string">
            <text:p>1,0</text:p>
          </table:table-cell>
          <table:table-cell office:value-type="float" office:value="0">
            <text:p>0</text:p>
          </table:table-cell>
        </table:table-row>
        <table:named-expressions/>
      </table:table>
      <table:named-expressions>
        <table:named-range table:name="HTML_all" table:base-cell-address="$Foglio1.$A$1" table:cell-range-address=".$A$1:.$G$539"/>
        <table:named-range table:name="HTML_tables" table:base-cell-address="$Foglio1.$A$1" table:cell-range-address=".$A$1:.$A$1"/>
        <table:named-range table:name="HTML_1" table:base-cell-address="$Foglio1.$A$1" table:cell-range-address=".$A$1:.$G$53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6">08/16/2014</text:date>, <text:time>12:44:4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754" meta:object-count="0"/>
    <meta:generator>OpenOffice/4.0.1$Win32 OpenOffice.org_project/401m5$Build-9714</meta:generator>
  </office:meta>
</office:document-meta>
</file>